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OpenSymbol1" svg:font-family="OpenSymbol, 'Arial Unicode MS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32pt" fo:font-weight="bold" officeooo:rsid="000cd601" officeooo:paragraph-rsid="000cd601" style:font-size-asian="28pt" style:font-weight-asian="bold" style:font-size-complex="32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style:font-name="Liberation Sans" fo:font-size="26pt" officeooo:rsid="000cd601" officeooo:paragraph-rsid="000cd601" style:font-size-asian="22.75pt" style:font-size-complex="26pt"/>
    </style:style>
    <style:style style:name="P3" style:family="paragraph" style:parent-style-name="Preformatted_20_Text">
      <style:paragraph-properties fo:text-align="center" style:justify-single-word="false"/>
      <style:text-properties style:font-name="Liberation Sans" fo:font-size="24pt" officeooo:rsid="000cd601" officeooo:paragraph-rsid="000cd601" style:font-size-asian="21pt" style:font-size-complex="24pt"/>
    </style:style>
    <style:style style:name="P4" style:family="paragraph" style:parent-style-name="Preformatted_20_Text">
      <style:paragraph-properties fo:text-align="center" style:justify-single-word="false"/>
      <style:text-properties style:font-name="Liberation Sans" fo:font-size="13pt" officeooo:rsid="000cd601" officeooo:paragraph-rsid="000cd601" style:font-size-asian="11.3500003814697pt" style:font-size-complex="13pt"/>
    </style:style>
    <style:style style:name="P5" style:family="paragraph" style:parent-style-name="Preformatted_20_Text">
      <style:paragraph-properties fo:text-align="start" style:justify-single-word="false"/>
      <style:text-properties style:font-name="Liberation Sans" fo:font-size="13pt" officeooo:rsid="000cd601" officeooo:paragraph-rsid="000cd601" style:font-size-asian="11.3500003814697pt" style:font-size-complex="13pt"/>
    </style:style>
    <style:style style:name="P6" style:family="paragraph" style:parent-style-name="Preformatted_20_Text">
      <style:paragraph-properties fo:text-align="start" style:justify-single-word="false"/>
      <style:text-properties style:font-name="Liberation Sans" fo:font-size="13pt" officeooo:rsid="003c7023" officeooo:paragraph-rsid="003e35db" style:font-size-asian="11.3500003814697pt" style:font-size-complex="13pt"/>
    </style:style>
    <style:style style:name="P7" style:family="paragraph" style:parent-style-name="Preformatted_20_Text">
      <style:paragraph-properties fo:text-align="start" style:justify-single-word="false"/>
      <style:text-properties style:font-name="Liberation Sans" fo:font-size="13pt" officeooo:rsid="003f6c5a" officeooo:paragraph-rsid="003f6c5a" style:font-size-asian="11.3500003814697pt" style:font-size-complex="13pt"/>
    </style:style>
    <style:style style:name="P8" style:family="paragraph" style:parent-style-name="Preformatted_20_Text">
      <style:paragraph-properties fo:text-align="end" style:justify-single-word="false"/>
      <style:text-properties style:font-name="Liberation Sans" fo:font-size="13pt" fo:font-style="italic" officeooo:rsid="000cd601" officeooo:paragraph-rsid="000cd601" style:font-size-asian="11.3500003814697pt" style:font-style-asian="italic" style:font-size-complex="13pt" style:font-style-complex="italic"/>
    </style:style>
    <style:style style:name="P9" style:family="paragraph" style:parent-style-name="Preformatted_20_Text">
      <style:paragraph-properties fo:text-align="center" style:justify-single-word="false"/>
      <style:text-properties style:font-name="Liberation Sans" fo:font-size="13pt" fo:font-style="italic" officeooo:rsid="000cd601" officeooo:paragraph-rsid="000cd601" style:font-size-asian="11.3500003814697pt" style:font-style-asian="italic" style:font-size-complex="13pt" style:font-style-complex="italic"/>
    </style:style>
    <style:style style:name="P10" style:family="paragraph" style:parent-style-name="Preformatted_20_Text">
      <style:paragraph-properties fo:text-align="end" style:justify-single-word="false"/>
      <style:text-properties style:font-name="Liberation Sans" fo:font-size="13pt" fo:font-style="italic" style:text-underline-style="none" officeooo:rsid="000cd601" officeooo:paragraph-rsid="000cd601" style:font-size-asian="11.3500003814697pt" style:font-style-asian="italic" style:font-size-complex="13pt" style:font-style-complex="italic"/>
    </style:style>
    <style:style style:name="P11" style:family="paragraph" style:parent-style-name="Preformatted_20_Text">
      <style:paragraph-properties fo:text-align="center" style:justify-single-word="false"/>
      <style:text-properties style:font-name="Liberation Sans" fo:font-size="13pt" fo:font-style="italic" style:text-underline-style="none" officeooo:rsid="000cd601" officeooo:paragraph-rsid="000cd601" style:font-size-asian="11.3500003814697pt" style:font-style-asian="italic" style:font-size-complex="13pt" style:font-style-complex="italic"/>
    </style:style>
    <style:style style:name="P12" style:family="paragraph" style:parent-style-name="Preformatted_20_Text">
      <style:paragraph-properties fo:text-align="center" style:justify-single-word="false"/>
      <style:text-properties style:font-name="Liberation Sans" fo:font-size="13pt" fo:font-style="normal" officeooo:rsid="000cd601" officeooo:paragraph-rsid="000cd601" style:font-size-asian="11.3500003814697pt" style:font-style-asian="normal" style:font-size-complex="13pt" style:font-style-complex="normal"/>
    </style:style>
    <style:style style:name="P13" style:family="paragraph" style:parent-style-name="Preformatted_20_Text">
      <style:paragraph-properties fo:text-align="start" style:justify-single-word="false"/>
      <style:text-properties style:font-name="Liberation Sans" fo:font-size="13pt" fo:font-style="normal" officeooo:rsid="000cd601" officeooo:paragraph-rsid="000cd601" style:font-size-asian="11.3500003814697pt" style:font-style-asian="normal" style:font-size-complex="13pt" style:font-style-complex="normal"/>
    </style:style>
    <style:style style:name="P14" style:family="paragraph" style:parent-style-name="Preformatted_20_Text">
      <style:paragraph-properties fo:text-align="end" style:justify-single-word="false"/>
      <style:text-properties style:font-name="Liberation Sans" fo:font-size="13pt" fo:font-style="normal" officeooo:rsid="000cd601" officeooo:paragraph-rsid="000cd601" style:font-size-asian="11.3500003814697pt" style:font-style-asian="normal" style:font-size-complex="13pt" style:font-style-complex="normal"/>
    </style:style>
    <style:style style:name="P15" style:family="paragraph" style:parent-style-name="Preformatted_20_Text">
      <style:paragraph-properties fo:text-align="center" style:justify-single-word="false"/>
      <style:text-properties style:font-name="Liberation Sans" fo:font-size="13pt" fo:font-style="normal" style:text-underline-style="none" officeooo:rsid="000cd601" officeooo:paragraph-rsid="000cd601" style:font-size-asian="11.3500003814697pt" style:font-style-asian="normal" style:font-size-complex="13pt" style:font-style-complex="normal"/>
    </style:style>
    <style:style style:name="P16" style:family="paragraph" style:parent-style-name="Preformatted_20_Text">
      <style:paragraph-properties fo:text-align="start" style:justify-single-word="false"/>
      <style:text-properties style:font-name="Liberation Sans" fo:font-size="13pt" fo:font-style="normal" style:text-underline-style="none" officeooo:rsid="000cd601" officeooo:paragraph-rsid="000cd601" style:font-size-asian="11.3500003814697pt" style:font-style-asian="normal" style:font-size-complex="13pt" style:font-style-complex="normal"/>
    </style:style>
    <style:style style:name="P17" style:family="paragraph" style:parent-style-name="Preformatted_20_Text">
      <style:paragraph-properties fo:text-align="center" style:justify-single-word="false"/>
      <style:text-properties style:font-name="Liberation Sans" fo:font-size="20pt" officeooo:rsid="000cd601" officeooo:paragraph-rsid="000cd601" style:font-size-asian="17.5pt" style:font-size-complex="20pt"/>
    </style:style>
    <style:style style:name="P18" style:family="paragraph" style:parent-style-name="Preformatted_20_Text">
      <style:paragraph-properties fo:text-align="center" style:justify-single-word="false"/>
      <style:text-properties fo:color="#071136" style:font-name="Liberation Sans" fo:font-size="20pt" officeooo:rsid="000cd601" officeooo:paragraph-rsid="000cd601" style:font-size-asian="20pt" style:font-size-complex="20pt"/>
    </style:style>
    <style:style style:name="P19" style:family="paragraph" style:parent-style-name="Preformatted_20_Text">
      <style:paragraph-properties fo:text-align="center" style:justify-single-word="false"/>
      <style:text-properties fo:color="#071136" style:font-name="Liberation Sans" fo:font-size="20pt" fo:font-style="normal" style:text-underline-style="none" officeooo:rsid="000cd601" officeooo:paragraph-rsid="000cd601" style:font-size-asian="20pt" style:font-style-asian="normal" style:font-size-complex="20pt" style:font-style-complex="normal"/>
    </style:style>
    <style:style style:name="P20" style:family="paragraph" style:parent-style-name="Preformatted_20_Text">
      <style:paragraph-properties fo:text-align="center" style:justify-single-word="false"/>
      <style:text-properties fo:color="#071136" style:font-name="Liberation Sans" fo:font-size="20pt" fo:font-style="normal" style:text-underline-style="none" officeooo:rsid="003e35db" officeooo:paragraph-rsid="003e35db" fo:background-color="transparent" style:font-size-asian="17.5pt" style:font-style-asian="normal" style:font-size-complex="20pt" style:font-style-complex="normal"/>
    </style:style>
    <style:style style:name="P21" style:family="paragraph" style:parent-style-name="Preformatted_20_Text">
      <style:paragraph-properties fo:text-align="center" style:justify-single-word="false"/>
      <style:text-properties fo:color="#071136" style:font-name="Liberation Sans" fo:font-size="20pt" fo:font-style="normal" officeooo:rsid="000cd601" officeooo:paragraph-rsid="000cd601" style:font-size-asian="17.5pt" style:font-style-asian="normal" style:font-size-complex="20pt" style:font-style-complex="normal"/>
    </style:style>
    <style:style style:name="P22" style:family="paragraph" style:parent-style-name="Preformatted_20_Text">
      <style:paragraph-properties fo:text-align="center" style:justify-single-word="false"/>
      <style:text-properties fo:color="#071136" style:font-name="Liberation Sans" fo:font-size="20pt" fo:font-style="normal" officeooo:rsid="00320231" officeooo:paragraph-rsid="00320231" style:font-size-asian="20pt" style:font-style-asian="normal" style:font-size-complex="20pt" style:font-style-complex="normal"/>
    </style:style>
    <style:style style:name="P23" style:family="paragraph" style:parent-style-name="Preformatted_20_Text">
      <style:paragraph-properties fo:text-align="center" style:justify-single-word="false"/>
      <style:text-properties fo:color="#071136" style:font-name="Liberation Sans" fo:font-size="20pt" fo:font-style="normal" officeooo:rsid="00320231" officeooo:paragraph-rsid="003366b6" style:font-size-asian="20pt" style:font-style-asian="normal" style:font-size-complex="20pt" style:font-style-complex="normal"/>
    </style:style>
    <style:style style:name="P24" style:family="paragraph" style:parent-style-name="Preformatted_20_Text">
      <style:paragraph-properties fo:text-align="center" style:justify-single-word="false"/>
      <style:text-properties fo:color="#071136" style:font-name="Liberation Sans" fo:font-size="20pt" fo:font-style="normal" fo:font-weight="bold" officeooo:rsid="000cd601" officeooo:paragraph-rsid="000cd601" style:font-size-asian="17.5pt" style:font-style-asian="normal" style:font-weight-asian="bold" style:font-size-complex="20pt" style:font-style-complex="normal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color="#071136" style:font-name="Liberation Sans" fo:font-size="20pt" fo:font-style="normal" fo:font-weight="bold" officeooo:rsid="003366b6" officeooo:paragraph-rsid="003366b6" style:font-size-asian="20pt" style:font-style-asian="normal" style:font-weight-asian="bold" style:font-size-complex="20pt" style:font-style-complex="normal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color="#071136" style:font-name="Liberation Sans" fo:font-size="13pt" fo:font-style="normal" officeooo:rsid="00320231" officeooo:paragraph-rsid="00320231" style:font-size-asian="11.3500003814697pt" style:font-style-asian="normal" style:font-size-complex="13pt" style:font-style-complex="normal"/>
    </style:style>
    <style:style style:name="P27" style:family="paragraph" style:parent-style-name="Preformatted_20_Text">
      <style:paragraph-properties fo:text-align="center" style:justify-single-word="false"/>
      <style:text-properties fo:color="#071136" style:font-name="Liberation Sans" fo:font-size="13pt" fo:font-style="normal" officeooo:rsid="00320231" officeooo:paragraph-rsid="003366b6" style:font-size-asian="11.3500003814697pt" style:font-style-asian="normal" style:font-size-complex="13pt" style:font-style-complex="normal"/>
    </style:style>
    <style:style style:name="P28" style:family="paragraph" style:parent-style-name="Preformatted_20_Text">
      <style:paragraph-properties fo:text-align="center" style:justify-single-word="false"/>
      <style:text-properties fo:color="#071136" style:font-name="Liberation Sans" fo:font-size="13pt" fo:font-style="normal" style:text-underline-style="none" officeooo:rsid="003e35db" officeooo:paragraph-rsid="003e35db" fo:background-color="transparent" style:font-size-asian="11.3500003814697pt" style:font-style-asian="normal" style:font-size-complex="13pt" style:font-style-complex="normal"/>
    </style:style>
    <style:style style:name="P29" style:family="paragraph" style:parent-style-name="Preformatted_20_Text">
      <style:paragraph-properties fo:text-align="start" style:justify-single-word="false"/>
      <style:text-properties style:font-name="Liberation Mono" fo:font-size="13pt" fo:font-style="normal" officeooo:rsid="000cd601" officeooo:paragraph-rsid="000cd601" style:font-size-asian="11.3500003814697pt" style:font-style-asian="normal" style:font-size-complex="13pt" style:font-style-complex="normal"/>
    </style:style>
    <style:style style:name="P30" style:family="paragraph" style:parent-style-name="Preformatted_20_Text">
      <style:paragraph-properties fo:text-align="start" style:justify-single-word="false"/>
      <style:text-properties style:font-name="Liberation Mono" fo:font-size="13pt" fo:font-style="normal" officeooo:rsid="000cd601" officeooo:paragraph-rsid="00104174" style:font-size-asian="11.3500003814697pt" style:font-style-asian="normal" style:font-size-complex="13pt" style:font-style-complex="normal"/>
    </style:style>
    <style:style style:name="P31" style:family="paragraph" style:parent-style-name="Preformatted_20_Text">
      <style:paragraph-properties fo:text-align="start" style:justify-single-word="false"/>
      <style:text-properties fo:color="#009598" style:font-name="Liberation Mono" fo:font-size="13pt" fo:font-style="normal" officeooo:rsid="000cd601" officeooo:paragraph-rsid="000cd601" style:font-size-asian="11.3500003814697pt" style:font-style-asian="normal" style:font-size-complex="13pt" style:font-style-complex="normal"/>
    </style:style>
    <style:style style:name="P32" style:family="paragraph" style:parent-style-name="Preformatted_20_Text">
      <style:paragraph-properties fo:text-align="start" style:justify-single-word="false"/>
      <style:text-properties fo:color="#000000" style:font-name="Liberation Mono" fo:font-size="13pt" fo:font-style="normal" officeooo:rsid="000cd601" officeooo:paragraph-rsid="000cd601" style:font-size-asian="11.3500003814697pt" style:font-style-asian="normal" style:font-size-complex="13pt" style:font-style-complex="normal"/>
    </style:style>
    <style:style style:name="P33" style:family="paragraph" style:parent-style-name="Preformatted_20_Text">
      <style:paragraph-properties fo:text-align="start" style:justify-single-word="false"/>
      <style:text-properties fo:color="#000000" style:font-name="Liberation Sans" fo:font-size="13pt" fo:font-style="normal" officeooo:rsid="00320231" officeooo:paragraph-rsid="00320231" style:font-size-asian="11.3500003814697pt" style:font-style-asian="normal" style:font-size-complex="13pt" style:font-style-complex="normal"/>
    </style:style>
    <style:style style:name="P34" style:family="paragraph" style:parent-style-name="Preformatted_20_Text">
      <style:paragraph-properties fo:text-align="start" style:justify-single-word="false"/>
      <style:text-properties fo:color="#000000" style:font-name="Liberation Sans" fo:font-size="13pt" fo:font-style="normal" officeooo:rsid="0036011b" officeooo:paragraph-rsid="0036011b" style:font-size-asian="11.3500003814697pt" style:font-style-asian="normal" style:font-size-complex="13pt" style:font-style-complex="normal"/>
    </style:style>
    <style:style style:name="P35" style:family="paragraph" style:parent-style-name="Preformatted_20_Text">
      <style:paragraph-properties fo:text-align="start" style:justify-single-word="false"/>
      <style:text-properties fo:color="#000000" style:font-name="Liberation Sans" fo:font-size="13pt" fo:font-style="normal" officeooo:rsid="00387063" officeooo:paragraph-rsid="00387063" style:font-size-asian="11.3500003814697pt" style:font-style-asian="normal" style:font-size-complex="13pt" style:font-style-complex="normal"/>
    </style:style>
    <style:style style:name="P36" style:family="paragraph" style:parent-style-name="Preformatted_20_Text">
      <style:paragraph-properties fo:text-align="start" style:justify-single-word="false"/>
      <style:text-properties fo:color="#5c2d91" style:font-name="Liberation Mono" fo:font-size="13pt" fo:font-style="italic" officeooo:rsid="000cd601" officeooo:paragraph-rsid="000cd601" style:font-size-asian="11.3500003814697pt" style:font-style-asian="italic" style:font-size-complex="13pt" style:font-style-complex="italic"/>
    </style:style>
    <style:style style:name="P37" style:family="paragraph" style:parent-style-name="Standard">
      <style:paragraph-properties fo:text-align="center" style:justify-single-word="false"/>
      <style:text-properties officeooo:paragraph-rsid="0023dedd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3pt" officeooo:paragraph-rsid="0023dedd" style:font-size-asian="13pt" style:font-size-complex="13pt"/>
    </style:style>
    <style:style style:name="P39" style:family="paragraph" style:parent-style-name="Standard" style:list-style-name="WW8Num7">
      <style:paragraph-properties fo:text-align="start" style:justify-single-word="false"/>
      <style:text-properties officeooo:paragraph-rsid="0023dedd"/>
    </style:style>
    <style:style style:name="P40" style:family="paragraph" style:parent-style-name="Preformatted_20_Text" style:list-style-name="L1">
      <style:paragraph-properties fo:text-align="start" style:justify-single-word="false"/>
      <style:text-properties style:font-name="Liberation Sans" fo:font-size="13pt" fo:font-style="normal" fo:font-weight="bold" officeooo:rsid="0014966e" officeooo:paragraph-rsid="0014966e" style:font-size-asian="11.3500003814697pt" style:font-style-asian="normal" style:font-weight-asian="bold" style:font-size-complex="13pt" style:font-style-complex="normal" style:font-weight-complex="bold"/>
    </style:style>
    <style:style style:name="P41" style:family="paragraph" style:parent-style-name="Preformatted_20_Text" style:list-style-name="L1">
      <style:paragraph-properties fo:text-align="start" style:justify-single-word="false"/>
      <style:text-properties style:font-name="Liberation Sans" fo:font-size="13pt" fo:font-style="normal" officeooo:rsid="0014966e" officeooo:paragraph-rsid="0014966e" style:font-size-asian="11.3500003814697pt" style:font-style-asian="normal" style:font-size-complex="13pt" style:font-style-complex="normal"/>
    </style:style>
    <style:style style:name="P42" style:family="paragraph" style:parent-style-name="Preformatted_20_Text" style:list-style-name="L1">
      <style:paragraph-properties fo:text-align="start" style:justify-single-word="false"/>
      <style:text-properties style:font-name="Liberation Sans" fo:font-size="13pt" fo:font-style="normal" officeooo:rsid="0028519e" officeooo:paragraph-rsid="0028519e" style:font-size-asian="11.3500003814697pt" style:font-style-asian="normal" style:font-size-complex="13pt" style:font-style-complex="normal"/>
    </style:style>
    <style:style style:name="P43" style:family="paragraph" style:parent-style-name="Preformatted_20_Text" style:list-style-name="L1">
      <style:paragraph-properties fo:text-align="start" style:justify-single-word="false"/>
      <style:text-properties style:font-name="Liberation Sans" fo:font-size="13pt" fo:font-style="normal" fo:font-weight="normal" officeooo:rsid="0014966e" officeooo:paragraph-rsid="0014966e" style:font-size-asian="11.3500003814697pt" style:font-style-asian="normal" style:font-weight-asian="normal" style:font-size-complex="13pt" style:font-style-complex="normal" style:font-weight-complex="normal"/>
    </style:style>
    <style:style style:name="P44" style:family="paragraph" style:parent-style-name="Preformatted_20_Text" style:list-style-name="L1">
      <style:paragraph-properties fo:text-align="start" style:justify-single-word="false"/>
      <style:text-properties style:font-name="Liberation Sans" fo:font-size="13pt" fo:font-style="normal" fo:font-weight="normal" officeooo:rsid="00192b05" officeooo:paragraph-rsid="001a7016" style:font-size-asian="11.3500003814697pt" style:font-style-asian="normal" style:font-weight-asian="normal" style:font-size-complex="13pt" style:font-style-complex="normal" style:font-weight-complex="normal"/>
    </style:style>
    <style:style style:name="P45" style:family="paragraph" style:parent-style-name="Preformatted_20_Text" style:list-style-name="L1">
      <style:paragraph-properties fo:text-align="start" style:justify-single-word="false"/>
      <style:text-properties style:font-name="Liberation Sans" fo:font-size="13pt" fo:font-style="normal" officeooo:rsid="00166375" officeooo:paragraph-rsid="00166375" style:font-size-asian="13pt" style:font-style-asian="normal" style:font-size-complex="13pt" style:font-style-complex="normal"/>
    </style:style>
    <style:style style:name="P46" style:family="paragraph" style:parent-style-name="Preformatted_20_Text" style:list-style-name="L1">
      <style:paragraph-properties fo:text-align="start" style:justify-single-word="false"/>
      <style:text-properties officeooo:paragraph-rsid="00166375"/>
    </style:style>
    <style:style style:name="P47" style:family="paragraph" style:parent-style-name="Preformatted_20_Text" style:list-style-name="L1">
      <style:paragraph-properties fo:text-align="start" style:justify-single-word="false"/>
      <style:text-properties officeooo:rsid="00166375" officeooo:paragraph-rsid="00166375"/>
    </style:style>
    <style:style style:name="P48" style:family="paragraph" style:parent-style-name="Preformatted_20_Text" style:list-style-name="L2">
      <style:paragraph-properties fo:text-align="start" style:justify-single-word="false"/>
      <style:text-properties fo:font-size="13pt" fo:font-weight="normal" officeooo:rsid="00488831" officeooo:paragraph-rsid="0049a55c" style:font-size-asian="11.3500003814697pt" style:font-weight-asian="normal" style:font-size-complex="13pt" style:font-weight-complex="normal"/>
    </style:style>
    <style:style style:name="P49" style:family="paragraph" style:parent-style-name="Preformatted_20_Text" style:list-style-name="L2">
      <style:paragraph-properties fo:text-align="start" style:justify-single-word="false"/>
      <style:text-properties fo:font-size="13pt" fo:font-weight="normal" officeooo:rsid="003e35db" officeooo:paragraph-rsid="00488831" style:font-size-asian="11.3500003814697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d6ac" style:font-weight-asian="bold" style:font-weight-complex="bold"/>
    </style:style>
    <style:style style:name="T3" style:family="text">
      <style:text-properties fo:font-weight="bold" officeooo:rsid="0030b969" style:font-weight-asian="bold" style:font-weight-complex="bold"/>
    </style:style>
    <style:style style:name="T4" style:family="text">
      <style:text-properties fo:font-weight="bold" officeooo:rsid="003366b6" style:font-weight-asian="bold" style:font-weight-complex="bold"/>
    </style:style>
    <style:style style:name="T5" style:family="text">
      <style:text-properties fo:font-weight="bold" officeooo:rsid="0036011b" style:font-weight-asian="bold" style:font-weight-complex="bold"/>
    </style:style>
    <style:style style:name="T6" style:family="text">
      <style:text-properties fo:color="#009598"/>
    </style:style>
    <style:style style:name="T7" style:family="text">
      <style:text-properties fo:color="#009598" style:font-name="Liberation Sans"/>
    </style:style>
    <style:style style:name="T8" style:family="text">
      <style:text-properties fo:color="#009598" officeooo:rsid="0028519e"/>
    </style:style>
    <style:style style:name="T9" style:family="text">
      <style:text-properties fo:color="#5c2d91" fo:font-style="italic" style:font-style-asian="italic" style:font-style-complex="italic"/>
    </style:style>
    <style:style style:name="T10" style:family="text">
      <style:text-properties fo:color="#00599d"/>
    </style:style>
    <style:style style:name="T11" style:family="text">
      <style:text-properties fo:color="#00599d" style:font-name="Liberation Mono" fo:font-size="11pt" style:font-size-asian="11pt" style:font-size-complex="11pt"/>
    </style:style>
    <style:style style:name="T12" style:family="text">
      <style:text-properties fo:color="#00599d" style:font-name="Liberation Mono" fo:font-size="11pt" officeooo:rsid="000cd601" style:font-size-asian="11pt" style:font-size-complex="11pt"/>
    </style:style>
    <style:style style:name="T13" style:family="text">
      <style:text-properties fo:color="#00599d" style:font-name="Liberation Mono" fo:font-size="11pt" officeooo:rsid="001fe4b3" style:font-size-asian="11pt" style:font-size-complex="11pt"/>
    </style:style>
    <style:style style:name="T14" style:family="text">
      <style:text-properties fo:color="#00599d" style:font-name="Liberation Mono" fo:font-size="11pt" officeooo:rsid="0037f4c7" style:font-size-asian="11pt" style:font-size-complex="11pt"/>
    </style:style>
    <style:style style:name="T15" style:family="text">
      <style:text-properties fo:color="#00599d" style:font-name="Liberation Mono" fo:font-size="11pt" fo:font-style="italic" officeooo:rsid="0037f4c7" style:font-size-asian="11pt" style:font-style-asian="italic" style:font-size-complex="11pt" style:font-style-complex="italic"/>
    </style:style>
    <style:style style:name="T16" style:family="text">
      <style:text-properties fo:color="#00599d" style:font-name="Liberation Sans" fo:font-size="11pt" style:font-size-asian="11pt" style:font-size-complex="11pt"/>
    </style:style>
    <style:style style:name="T17" style:family="text">
      <style:text-properties fo:color="#00599d" style:font-name="Liberation Sans" style:font-size-asian="13pt"/>
    </style:style>
    <style:style style:name="T18" style:family="text">
      <style:text-properties fo:color="#ef413d"/>
    </style:style>
    <style:style style:name="T19" style:family="text">
      <style:text-properties fo:color="#579835"/>
    </style:style>
    <style:style style:name="T20" style:family="text">
      <style:text-properties fo:color="#94070a" fo:background-color="transparent" loext:char-shading-value="0"/>
    </style:style>
    <style:style style:name="T21" style:family="text">
      <style:text-properties style:font-name="Liberation Sans"/>
    </style:style>
    <style:style style:name="T22" style:family="text">
      <style:text-properties style:font-name="Liberation Sans" fo:font-size="13pt" fo:font-style="normal" fo:font-weight="normal" officeooo:rsid="00166375" style:font-size-asian="11.3500003814697pt" style:font-style-asian="normal" style:font-weight-asian="normal" style:font-size-complex="13pt" style:font-style-complex="normal" style:font-weight-complex="normal"/>
    </style:style>
    <style:style style:name="T23" style:family="text">
      <style:text-properties style:font-name="Liberation Sans" fo:font-size="13pt" fo:font-style="normal" style:font-size-asian="13pt" style:font-style-asian="normal" style:font-size-complex="13pt" style:font-style-complex="normal"/>
    </style:style>
    <style:style style:name="T24" style:family="text">
      <style:text-properties style:font-name="Liberation Sans" fo:font-size="13pt" fo:font-style="normal" officeooo:rsid="00166375" style:font-size-asian="13pt" style:font-style-asian="normal" style:font-size-complex="13pt" style:font-style-complex="normal"/>
    </style:style>
    <style:style style:name="T25" style:family="text">
      <style:text-properties style:font-name="Liberation Sans" fo:font-size="13pt" fo:font-style="normal" officeooo:rsid="0016932b" style:font-size-asian="13pt" style:font-style-asian="normal" style:font-size-complex="13pt" style:font-style-complex="normal"/>
    </style:style>
    <style:style style:name="T26" style:family="text">
      <style:text-properties style:font-name="Liberation Sans" fo:font-size="13pt" fo:font-style="italic" fo:font-weight="normal" style:font-size-asian="11.3500003814697pt" style:font-style-asian="italic" style:font-weight-asian="normal" style:font-size-complex="13pt" style:font-style-complex="italic" style:font-weight-complex="normal"/>
    </style:style>
    <style:style style:name="T27" style:family="text">
      <style:text-properties style:font-name="Liberation Sans" fo:font-size="13pt" fo:font-style="italic" fo:font-weight="normal" officeooo:rsid="00166375" style:font-size-asian="11.3500003814697pt" style:font-style-asian="italic" style:font-weight-asian="normal" style:font-size-complex="13pt" style:font-style-complex="italic" style:font-weight-complex="normal"/>
    </style:style>
    <style:style style:name="T28" style:family="text">
      <style:text-properties style:font-name="Liberation Sans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29" style:family="text">
      <style:text-properties style:font-name="Liberation Sans" fo:font-size="13pt" fo:font-style="italic" fo:font-weight="normal" officeooo:rsid="00166375" style:font-size-asian="13pt" style:font-style-asian="italic" style:font-weight-asian="normal" style:font-size-complex="13pt" style:font-style-complex="italic" style:font-weight-complex="normal"/>
    </style:style>
    <style:style style:name="T30" style:family="text">
      <style:text-properties style:font-name="Liberation Sans" fo:font-size="13pt" fo:font-style="italic" style:font-size-asian="13pt" style:font-style-asian="italic" style:font-size-complex="13pt" style:font-style-complex="italic"/>
    </style:style>
    <style:style style:name="T31" style:family="text">
      <style:text-properties style:font-name="Liberation Sans" fo:font-size="13pt" fo:font-style="italic" officeooo:rsid="00166375" style:font-size-asian="13pt" style:font-style-asian="italic" style:font-size-complex="13pt" style:font-style-complex="italic"/>
    </style:style>
    <style:style style:name="T32" style:family="text">
      <style:text-properties style:font-name="Liberation Sans" fo:font-size="13pt" fo:font-style="italic" officeooo:rsid="0016932b" style:font-size-asian="13pt" style:font-style-asian="italic" style:font-size-complex="13pt" style:font-style-complex="italic"/>
    </style:style>
    <style:style style:name="T33" style:family="text">
      <style:text-properties style:font-name="Liberation Sans" fo:font-size="13pt" officeooo:rsid="00166375" style:font-size-asian="13pt" style:font-size-complex="13pt"/>
    </style:style>
    <style:style style:name="T34" style:family="text">
      <style:text-properties style:font-name="Liberation Sans" fo:font-size="13pt" officeooo:rsid="001742ed" style:font-size-asian="13pt" style:font-size-complex="13pt"/>
    </style:style>
    <style:style style:name="T35" style:family="text">
      <style:text-properties style:font-name="Liberation Sans" officeooo:rsid="0037f4c7"/>
    </style:style>
    <style:style style:name="T36" style:family="text">
      <style:text-properties style:font-name="Liberation Sans" officeooo:rsid="0037f4c7" style:font-size-asian="13pt"/>
    </style:style>
    <style:style style:name="T37" style:family="text">
      <style:text-properties style:font-name="Liberation Sans" fo:font-style="italic" officeooo:rsid="0037f4c7" style:font-size-asian="13pt" style:font-style-asian="italic" style:font-style-complex="italic"/>
    </style:style>
    <style:style style:name="T38" style:family="text">
      <style:text-properties fo:color="#000000"/>
    </style:style>
    <style:style style:name="T39" style:family="text">
      <style:text-properties fo:color="#000000" fo:background-color="transparent" loext:char-shading-value="0"/>
    </style:style>
    <style:style style:name="T40" style:family="text">
      <style:text-properties fo:color="#000000" style:font-name="Liberation Mono"/>
    </style:style>
    <style:style style:name="T41" style:family="text">
      <style:text-properties fo:color="#000000" style:font-name="Liberation Sans" fo:font-size="13pt" style:text-underline-style="none" fo:font-weight="bold" style:font-size-asian="13pt" style:font-weight-asian="bold" style:font-name-complex="Liberation Sans1" style:font-size-complex="13pt" style:font-weight-complex="bold"/>
    </style:style>
    <style:style style:name="T42" style:family="text">
      <style:text-properties fo:color="#000000" style:font-name="Liberation Sans" fo:font-size="13pt" style:text-underline-style="none" style:font-size-asian="13pt" style:font-name-complex="Liberation Sans1" style:font-size-complex="13pt"/>
    </style:style>
    <style:style style:name="T43" style:family="text">
      <style:text-properties fo:color="#000000" style:font-name="Liberation Sans" fo:font-size="13pt" fo:font-style="italic" style:text-underline-style="none" style:font-size-asian="13pt" style:font-style-asian="italic" style:font-name-complex="Liberation Sans1" style:font-size-complex="13pt" style:font-style-complex="italic"/>
    </style:style>
    <style:style style:name="T44" style:family="text">
      <style:text-properties fo:color="#000000" style:font-name="Liberation Sans" fo:font-size="13pt" fo:font-style="normal" style:text-underline-style="none" fo:font-weight="bold" officeooo:rsid="000cd601" style:font-size-asian="13pt" style:font-style-asian="normal" style:font-weight-asian="bold" style:font-name-complex="Liberation Sans1" style:font-size-complex="13pt" style:font-style-complex="normal" style:font-weight-complex="bold"/>
    </style:style>
    <style:style style:name="T45" style:family="text">
      <style:text-properties fo:color="#000000" style:font-name="Liberation Sans" fo:font-size="13pt" fo:font-style="normal" style:text-underline-style="none" officeooo:rsid="000cd601" style:font-size-asian="13pt" style:font-style-asian="normal" style:font-name-complex="Liberation Sans1" style:font-size-complex="13pt" style:font-style-complex="normal"/>
    </style:style>
    <style:style style:name="T46" style:family="text">
      <style:text-properties fo:color="#000000" officeooo:rsid="001fe4b3"/>
    </style:style>
    <style:style style:name="T47" style:family="text">
      <style:text-properties fo:color="#000000" officeooo:rsid="0028519e"/>
    </style:style>
    <style:style style:name="T48" style:family="text">
      <style:text-properties officeooo:rsid="001a7016"/>
    </style:style>
    <style:style style:name="T49" style:family="text">
      <style:text-properties officeooo:rsid="001fe4b3"/>
    </style:style>
    <style:style style:name="T50" style:family="text">
      <style:text-properties fo:color="#071136" style:font-name="Liberation Sans1" fo:font-size="20pt" style:text-underline-style="none" style:font-size-asian="20pt" style:font-name-complex="Liberation Sans1" style:font-size-complex="20pt"/>
    </style:style>
    <style:style style:name="T51" style:family="text">
      <style:text-properties fo:color="#071136" style:font-name="Liberation Sans" fo:font-style="normal" style:text-underline-style="none" fo:background-color="transparent" loext:char-shading-value="0" style:font-style-asian="normal" style:font-style-complex="normal"/>
    </style:style>
    <style:style style:name="T52" style:family="text">
      <style:text-properties fo:color="#071136" style:font-name="Liberation Sans" fo:font-style="normal" style:text-underline-style="none" officeooo:rsid="003e35db" fo:background-color="transparent" loext:char-shading-value="0" style:font-style-asian="normal" style:font-style-complex="normal"/>
    </style:style>
    <style:style style:name="T53" style:family="text">
      <style:text-properties fo:color="#071136" style:font-name="Liberation Sans" fo:font-style="normal" style:text-underline-style="solid" style:text-underline-width="auto" style:text-underline-color="font-color" officeooo:rsid="003e35db" fo:background-color="transparent" loext:char-shading-value="0" style:font-style-asian="normal" style:font-style-complex="normal"/>
    </style:style>
    <style:style style:name="T54" style:family="text">
      <style:text-properties officeooo:rsid="002e20cd"/>
    </style:style>
    <style:style style:name="T55" style:family="text">
      <style:text-properties officeooo:rsid="00357bb7"/>
    </style:style>
    <style:style style:name="T56" style:family="text">
      <style:text-properties fo:font-style="italic" officeooo:rsid="003e35db" style:font-style-asian="italic" style:font-style-complex="italic"/>
    </style:style>
    <style:style style:name="T57" style:family="text">
      <style:text-properties fo:font-style="italic" officeooo:rsid="004eef7c" style:font-size-asian="13pt" style:font-style-asian="italic" style:font-style-complex="italic"/>
    </style:style>
    <style:style style:name="T58" style:family="text">
      <style:text-properties officeooo:rsid="003aa04b"/>
    </style:style>
    <style:style style:name="T59" style:family="text">
      <style:text-properties officeooo:rsid="003e35db"/>
    </style:style>
    <style:style style:name="T60" style:family="text">
      <style:text-properties officeooo:rsid="0041135e"/>
    </style:style>
    <style:style style:name="T61" style:family="text">
      <style:text-properties fo:color="#1c3687" style:font-name="Liberation Mono" fo:font-size="11pt" style:font-size-asian="11pt" style:font-size-complex="11pt"/>
    </style:style>
    <style:style style:name="T62" style:family="text">
      <style:text-properties fo:color="#1c3687" style:font-name="Liberation Mono" fo:font-size="11pt" officeooo:rsid="003e35db" style:font-size-asian="11pt" style:font-size-complex="11pt"/>
    </style:style>
    <style:style style:name="T63" style:family="text">
      <style:text-properties fo:color="#1c3687" style:font-name="Liberation Mono" fo:font-size="11pt" officeooo:rsid="0041135e" style:font-size-asian="11pt" style:font-size-complex="11pt"/>
    </style:style>
    <style:style style:name="T64" style:family="text">
      <style:text-properties officeooo:rsid="0042d2ff"/>
    </style:style>
    <style:style style:name="T65" style:family="text">
      <style:text-properties officeooo:rsid="004546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ΕΡΓΑΣΙΑ 2</text:p>
      <text:p text:style-name="P2">ΔΟΜΕΣ ΕΛΕΓΧΟΥ</text:p>
      <text:p text:style-name="P2"/>
      <text:p text:style-name="P3">Χρήστος Μαργιώλης – Τμήμα 9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/>
      <text:p text:style-name="P18"><text:soft-page-break/>Τί γνωρίζετε για τις εντολές if και switch;</text:p>
      <text:p text:style-name="P4"/>
      <text:p text:style-name="P4"/>
      <text:p text:style-name="P6">Οι εντολές <text:span text:style-name="T61">if</text:span> και <text:span text:style-name="T61">switch</text:span> <text:span text:style-name="T59">χρησιμοποιούνται για τον έλεγχο παραστάσεων, ωστέ να εκτελεστούν και οι ανάλογες εντολές που έχει ορίσει ο προγραμματιστής να εκτελεστούν ανάλογα με το ποια τιμή δίνει η παράσταση. Οι τιμές που μπορεί να δώσει μια παράσταση είναι είτε 1 είτε 0, δηλαδή αληθής ή ψευδής αντίστοιχα.</text:span></text:p>
      <text:p text:style-name="P6"/>
      <text:p text:style-name="P6"><text:span text:style-name="T59">Η </text:span><text:span text:style-name="T62">if</text:span><text:span text:style-name="T59"> ελέγχει αν μια παράσταση είναι αληθής, και εκτελεί το τμήμα εντολών που υπάρχει κάτω από αυτήν – σε περίπτωση που δεν είναι αληθής, τότε δεν θα εκτελεστεί το τμήμα εντολών κάτω από την </text:span><text:span text:style-name="T62">if</text:span><text:span text:style-name="T59">, αλλά εάν υπάρχει και η εντολή </text:span><text:span text:style-name="T62">else</text:span><text:span text:style-name="T59"> ή </text:span><text:span text:style-name="T62">else if</text:span><text:span text:style-name="T59">, θα εκτελεστούν αυτές </text:span><text:span text:style-name="T56">με τον ίδιο τρόπο</text:span><text:span text:style-name="T59"> αντίστοιχα, ελέγχοντας άλλες παραστάσεις. Αν σε καμία περίπτωση δεν είναι αληθής κάποια από τις παραστάσεις, δεν εκτελείται κανένα τμήμα εντολών κάτω από τις εντολές </text:span><text:span text:style-name="T62">if</text:span><text:span text:style-name="T59">, </text:span><text:span text:style-name="T62">else</text:span><text:span text:style-name="T59">, ή </text:span><text:span text:style-name="T62">else-if</text:span><text:span text:style-name="T59"> που έδωσαν ψευδείς τιμές.</text:span></text:p>
      <text:p text:style-name="P6"/>
      <text:p text:style-name="P7">Η <text:span text:style-name="T61">switch</text:span> ελέγχει αν η <text:span text:style-name="T65">τιμή της </text:span>παράσταση<text:span text:style-name="T65">ς </text:span>που της δίνεται, αντιστοιχίζεται με κάποιο από τα <text:span text:style-name="T61">cases</text:span> (περιπτώσεις) και εκτελεί τις κατάλληες εντολές. Τα <text:span text:style-name="T61">cases</text:span> μπορούνε να είναι μόνο ακέραιοι αριθμοί είτε μονοί χαρακτήρες. <text:span text:style-name="T64">Ο έλεγχος γίνεται από πάνω προς τα κάτω και αν η τιμή της παράστασης ταυτίζεται με κάποιο από τα </text:span><text:span text:style-name="T63">cases</text:span><text:span text:style-name="T60">, τότε εκτελούνται όλες οι εντολές από εκεί και κάτω, εκτός και αν παρεμβεί κάποια εντολή </text:span><text:span text:style-name="T63">break</text:span><text:span text:style-name="T60">, η οποία θα σταματήσει την εκτέλεση εντολών μέσα στην </text:span><text:span text:style-name="T63">switch</text:span><text:span text:style-name="T60">. Εάν η τιμή τελικά δεν ταυτιστεί με κανένα </text:span><text:span text:style-name="T63">case</text:span><text:span text:style-name="T60">, είτε υπάρχει η εντολή </text:span><text:span text:style-name="T63">default</text:span><text:span text:style-name="T60"> για να εκτελέσει κάποιες εντολές στην περίπτωση που δεν υπάρχει ταύτιση τιμής παράστασης με </text:span><text:span text:style-name="T63">case</text:span><text:span text:style-name="T60">, είτε δεν εκτελείται καμία εντολή μέσα στην </text:span><text:span text:style-name="T63">switch</text:span><text:span text:style-name="T60">. Η </text:span><text:span text:style-name="T63">default</text:span><text:span text:style-name="T60"> μπορεί να γραφτεί σε όποια θέση θέλει ο προγραμματιστής, αν και συνηθίζεται να γράφεται στο τέλος, μετά από όλα τα </text:span><text:span text:style-name="T63">cases</text:span></text:p>
      <text:p text:style-name="P5"/>
      <text:p text:style-name="P8">Ερώτημα 1</text:p>
      <text:p text:style-name="P9"/>
      <text:p text:style-name="P9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if.c</text:p>
      <text:p text:style-name="P12"/>
      <text:p text:style-name="P12"/>
      <text:p text:style-name="P29"><text:span text:style-name="T6">#</text:span><text:span text:style-name="T9">include</text:span> <text:span text:style-name="T6">&lt;</text:span><text:span text:style-name="T19">stdio.h</text:span><text:span text:style-name="T6">&gt;</text:span></text:p>
      <text:p text:style-name="P29"/>
      <text:p text:style-name="P29"><text:span text:style-name="T9">int</text:span> <text:span text:style-name="T10">main</text:span> <text:span text:style-name="T6">(</text:span><text:span text:style-name="T9">int</text:span> <text:span text:style-name="T18">NoP</text:span><text:span text:style-name="T6">,</text:span> <text:span text:style-name="T9">char</text:span> <text:span text:style-name="T6">**</text:span><text:span text:style-name="T18">Params</text:span><text:span text:style-name="T6">)</text:span></text:p>
      <text:p text:style-name="P31">{</text:p>
      <text:p text:style-name="P29"><text:s text:c="4"/><text:span text:style-name="T9">int</text:span> a<text:span text:style-name="T6">,</text:span> b<text:span text:style-name="T6">,</text:span> c<text:span text:style-name="T6">;</text:span></text:p>
      <text:p text:style-name="P29"><text:s text:c="4"/><text:span text:style-name="T9">int</text:span> Max<text:span text:style-name="T6">;</text:span></text:p>
      <text:p text:style-name="P29"><text:s text:c="4"/><text:span text:style-name="T10">printf</text:span> <text:span text:style-name="T6">("</text:span><text:span text:style-name="T19">ΕΥΡΕΣΗ ΜΕΓΙΣΤΟΥ ΑΡΙΘΜΟΥ</text:span><text:span text:style-name="T6">\n\n");</text:span></text:p>
      <text:p text:style-name="P29"><text:s text:c="4"/><text:span text:style-name="T10">printf</text:span> <text:span text:style-name="T6">("</text:span><text:span text:style-name="T19">Εισάγετε τον πρώτο αριθμό <text:s text:c="2"/>:</text:span> <text:span text:style-name="T6">");</text:span></text:p>
      <text:p text:style-name="P29"><text:s text:c="4"/><text:span text:style-name="T10">scanf</text:span> <text:span text:style-name="T6">("</text:span>%d<text:span text:style-name="T6">", &amp;</text:span>a<text:span text:style-name="T6">);</text:span></text:p>
      <text:p text:style-name="P29"><text:s text:c="4"/><text:span text:style-name="T10">printf</text:span> <text:span text:style-name="T6">("</text:span><text:span text:style-name="T19">Εισάγετε τον δεύτερο αριθμό : </text:span><text:span text:style-name="T6">");</text:span></text:p>
      <text:p text:style-name="P29"><text:s text:c="4"/><text:span text:style-name="T10">scanf</text:span> <text:span text:style-name="T6">("</text:span>%d<text:span text:style-name="T6">", &amp;</text:span>b<text:span text:style-name="T6">);</text:span></text:p>
      <text:p text:style-name="P29"><text:s text:c="4"/><text:span text:style-name="T10">printf</text:span> <text:span text:style-name="T6">("</text:span><text:span text:style-name="T19">Εισάγετε τον τρίτο αριθμό <text:s text:c="2"/>:</text:span> <text:span text:style-name="T6">");</text:span></text:p>
      <text:p text:style-name="P29"><text:s text:c="4"/><text:span text:style-name="T10">scanf</text:span> <text:span text:style-name="T6">("</text:span>%d<text:span text:style-name="T6">", &amp;</text:span>c<text:span text:style-name="T6">);</text:span></text:p>
      <text:p text:style-name="P29"><text:s text:c="4"/>Max <text:span text:style-name="T6">=</text:span> a<text:span text:style-name="T6">;</text:span></text:p>
      <text:p text:style-name="P29"><text:s text:c="4"/><text:span text:style-name="T9">if</text:span> <text:span text:style-name="T6">(</text:span>b <text:span text:style-name="T6">&gt;</text:span> Max<text:span text:style-name="T6">)</text:span></text:p>
      <text:p text:style-name="P29"><text:s text:c="8"/>Max <text:span text:style-name="T6">=</text:span> b<text:span text:style-name="T6">;</text:span></text:p>
      <text:p text:style-name="P29"><text:s text:c="4"/>Max <text:span text:style-name="T6">=</text:span> <text:span text:style-name="T6">(</text:span>c <text:span text:style-name="T6">&gt;</text:span> Max<text:span text:style-name="T6">)? </text:span>c<text:span text:style-name="T6">:</text:span> Max<text:span text:style-name="T6">;</text:span></text:p>
      <text:p text:style-name="P29"><text:s text:c="4"/><text:span text:style-name="T10">printf</text:span> <text:span text:style-name="T6">("</text:span><text:span text:style-name="T19">Ο μεγαλύτερος είναι ο </text:span><text:span text:style-name="T38">%d</text:span><text:span text:style-name="T19"> και εισήχθη:</text:span><text:span text:style-name="T6">\n",</text:span> Max<text:span text:style-name="T6">);</text:span></text:p>
      <text:p text:style-name="P29"><text:s text:c="4"/><text:span text:style-name="T9">if</text:span> <text:span text:style-name="T6">(</text:span>Max <text:span text:style-name="T6">==</text:span> a<text:span text:style-name="T6">)</text:span> </text:p>
      <text:p text:style-name="P29"><text:s text:c="8"/><text:span text:style-name="T10">printf</text:span><text:span text:style-name="T6">("</text:span> <text:s/><text:span text:style-name="T19">1ος</text:span><text:span text:style-name="T6">\n");</text:span></text:p>
      <text:p text:style-name="P29"><text:s text:c="4"/><text:span text:style-name="T9">if</text:span> <text:span text:style-name="T6">(</text:span>Max <text:span text:style-name="T6">== </text:span>b<text:span text:style-name="T6">)</text:span></text:p>
      <text:p text:style-name="P29"><text:s text:c="8"/><text:span text:style-name="T10">printf</text:span><text:span text:style-name="T6">("</text:span> <text:s/><text:span text:style-name="T19">2ος</text:span><text:span text:style-name="T6">\n");</text:span></text:p>
      <text:p text:style-name="P29"><text:s text:c="4"/><text:span text:style-name="T9">if</text:span> <text:span text:style-name="T6">(</text:span>Max <text:span text:style-name="T6">==</text:span> c<text:span text:style-name="T6">)</text:span></text:p>
      <text:p text:style-name="P29"><text:s text:c="8"/><text:span text:style-name="T10">printf</text:span><text:span text:style-name="T6">("</text:span> <text:s/><text:span text:style-name="T19">3ος</text:span><text:span text:style-name="T6">\n");</text:span></text:p>
      <text:p text:style-name="P29"><text:s text:c="4"/><text:span text:style-name="T9">return</text:span> <text:span text:style-name="T18">124</text:span><text:span text:style-name="T6">;</text:span></text:p>
      <text:p text:style-name="P31">}</text:p>
      <text:p text:style-name="P31"/>
      <text:p text:style-name="P31"/>
      <text:p text:style-name="P22"><text:span text:style-name="T1">if.c</text:span> – Μελέτη λειτουργίας</text:p>
      <text:p text:style-name="P26"/>
      <text:p text:style-name="P26"/>
      <text:p text:style-name="P33">Το πρόγραμμα έχει ως στόχο την εύρεση του μέγιστου από τους 3 <text:span text:style-name="T55">ακέραιους </text:span>αριθμούς που δίνονται από τον χρήστη. <text:span text:style-name="T55">Αρχικά εισάγονται από το πληκτρολόγιο οι 3 αριθμοί και στην συνέχεια το πρόγραμμα βρίσκει τον μεγαλύτερο. Αφού βρεθεί, ελέγχει να δει με ποιον από τους 3 αριθμούς αντιστοιχίζεται ο μέγιστος, ωστέ να εμφανίσει το πρόγραμμα στην οθόνη και την σειρά με την οποία εισήχθη ο αριθμός.</text:span></text:p>
      <text:p text:style-name="P13"/>
      <text:p text:style-name="P8">Ερώτημα 2 (πρώτο μέρος)</text:p>
      <text:p text:style-name="P8"/>
      <text:p text:style-name="P8"/>
      <text:p text:style-name="P24"/>
      <text:p text:style-name="P24"/>
      <text:p text:style-name="P24"/>
      <text:p text:style-name="P24"><text:soft-page-break/>if1.c</text:p>
      <text:p text:style-name="P12"/>
      <text:p text:style-name="P12"/>
      <text:p text:style-name="P29"><text:span text:style-name="T6">#</text:span><text:span text:style-name="T9">include</text:span> <text:span text:style-name="T6">&lt;</text:span><text:span text:style-name="T19">stdio.h</text:span><text:span text:style-name="T6">&gt;</text:span></text:p>
      <text:p text:style-name="P29"/>
      <text:p text:style-name="P29"><text:span text:style-name="T9">int</text:span> <text:span text:style-name="T10">main</text:span> <text:span text:style-name="T6">(</text:span><text:span text:style-name="T9">int</text:span> <text:span text:style-name="T18">NoP</text:span><text:span text:style-name="T6">,</text:span> <text:span text:style-name="T9">char</text:span> <text:span text:style-name="T6">**</text:span><text:span text:style-name="T18">Params</text:span><text:span text:style-name="T6">)</text:span></text:p>
      <text:p text:style-name="P31">{</text:p>
      <text:p text:style-name="P29"><text:s text:c="4"/><text:span text:style-name="T9">int</text:span> a<text:span text:style-name="T6">,</text:span> b<text:span text:style-name="T6">,</text:span> c<text:span text:style-name="T6">;</text:span></text:p>
      <text:p text:style-name="P29"><text:s text:c="4"/><text:span text:style-name="T9">int</text:span> Max<text:span text:style-name="T6">;</text:span></text:p>
      <text:p text:style-name="P29"><text:s text:c="4"/><text:span text:style-name="T10">printf</text:span> <text:span text:style-name="T6">("</text:span><text:span text:style-name="T19">ΕΥΡΕΣΗ ΜΕΓΙΣΤΟΥ ΑΡΙΘΜΟΥ</text:span><text:span text:style-name="T6">\n\n");</text:span></text:p>
      <text:p text:style-name="P29"><text:s text:c="4"/><text:span text:style-name="T10">printf</text:span> <text:span text:style-name="T6">("</text:span><text:span text:style-name="T19">Εισάγετε τον πρώτο αριθμό <text:s text:c="2"/>:</text:span><text:span text:style-name="T6"> ");</text:span></text:p>
      <text:p text:style-name="P29"><text:s text:c="4"/><text:span text:style-name="T10">scanf</text:span> <text:span text:style-name="T6">("</text:span>%d<text:span text:style-name="T6">", &amp;</text:span>a<text:span text:style-name="T6">);</text:span></text:p>
      <text:p text:style-name="P29"><text:s text:c="4"/><text:span text:style-name="T10">printf</text:span> <text:span text:style-name="T6">("</text:span><text:span text:style-name="T19">Εισάγετε τον δεύτερο αριθμό :</text:span> <text:span text:style-name="T6">");</text:span></text:p>
      <text:p text:style-name="P29"><text:s text:c="4"/><text:span text:style-name="T10">scanf</text:span> <text:span text:style-name="T6">("</text:span>%d<text:span text:style-name="T6">", &amp;</text:span>b<text:span text:style-name="T6">);</text:span></text:p>
      <text:p text:style-name="P29"><text:s text:c="4"/><text:span text:style-name="T10">printf</text:span> <text:span text:style-name="T6">("</text:span><text:span text:style-name="T19">Εισάγετε τον τρίτο αριθμό <text:s text:c="2"/>:</text:span> <text:span text:style-name="T6">");</text:span></text:p>
      <text:p text:style-name="P29"><text:s text:c="4"/><text:span text:style-name="T10">scanf</text:span> <text:span text:style-name="T6">("</text:span>%d<text:span text:style-name="T6">", &amp;</text:span>c<text:span text:style-name="T6">);</text:span></text:p>
      <text:p text:style-name="P29"><text:s text:c="4"/><text:span text:style-name="T9">if</text:span> <text:span text:style-name="T6">(</text:span>a <text:span text:style-name="T6">&gt;</text:span> b<text:span text:style-name="T6">)</text:span></text:p>
      <text:p text:style-name="P29"><text:s text:c="8"/><text:span text:style-name="T9">if</text:span> <text:span text:style-name="T6">(</text:span>a <text:span text:style-name="T6">&gt;</text:span> c<text:span text:style-name="T6">)</text:span></text:p>
      <text:p text:style-name="P29"><text:s text:c="12"/><text:span text:style-name="T10">printf</text:span><text:span text:style-name="T6">("</text:span><text:span text:style-name="T19">Ο μεγαλύτερος είναι ο</text:span> %d <text:span text:style-name="T19">και εισήχθη 1ος</text:span><text:span text:style-name="T6">\n",</text:span> a<text:span text:style-name="T6">);</text:span></text:p>
      <text:p text:style-name="P29"><text:s text:c="8"/><text:span text:style-name="T9">else</text:span></text:p>
      <text:p text:style-name="P29"><text:s text:c="12"/><text:span text:style-name="T9">if</text:span> <text:span text:style-name="T6">(</text:span>a <text:span text:style-name="T6">==</text:span> c<text:span text:style-name="T6">)</text:span></text:p>
      <text:p text:style-name="P29"><text:s text:c="16"/><text:span text:style-name="T10">printf</text:span> <text:span text:style-name="T6">("</text:span><text:span text:style-name="T19">Ο μεγαλύτερος είναι ο</text:span> %d <text:span text:style-name="T19">και εισήχθη 1ος και 3ος</text:span><text:span text:style-name="T6">\n",</text:span> a<text:span text:style-name="T6">);</text:span></text:p>
      <text:p text:style-name="P29"><text:s text:c="12"/><text:span text:style-name="T9">else</text:span></text:p>
      <text:p text:style-name="P29"><text:s text:c="16"/><text:span text:style-name="T10">printf</text:span> <text:span text:style-name="T6">("</text:span><text:span text:style-name="T19">Ο μεγαλύτερος είναι ο</text:span> %d <text:span text:style-name="T19">και εισήχθη 3ος</text:span><text:span text:style-name="T6">\n",</text:span> c<text:span text:style-name="T6">);</text:span></text:p>
      <text:p text:style-name="P29"><text:s text:c="4"/><text:span text:style-name="T9">else</text:span></text:p>
      <text:p text:style-name="P29"><text:s text:c="8"/><text:span text:style-name="T9">if</text:span> <text:span text:style-name="T6">(</text:span>a <text:span text:style-name="T6">==</text:span> b<text:span text:style-name="T6">)</text:span></text:p>
      <text:p text:style-name="P29"><text:s text:c="12"/><text:span text:style-name="T9">if</text:span> <text:span text:style-name="T6">(</text:span>a <text:span text:style-name="T6">==</text:span> c<text:span text:style-name="T6">)</text:span></text:p>
      <text:p text:style-name="P29"><text:s text:c="16"/><text:span text:style-name="T10">printf</text:span> <text:span text:style-name="T6">("</text:span><text:span text:style-name="T19">Ο μεγαλύτερος είναι ο </text:span>%d <text:span text:style-name="T19">και εισήχθη 1ος, 2ος και 3ος</text:span><text:span text:style-name="T6">\n",</text:span> a<text:span text:style-name="T6">);</text:span></text:p>
      <text:p text:style-name="P29"><text:s text:c="12"/><text:span text:style-name="T9">else</text:span></text:p>
      <text:p text:style-name="P29"><text:s text:c="16"/><text:span text:style-name="T9">if</text:span> <text:span text:style-name="T6">(</text:span>a <text:span text:style-name="T6">&gt;</text:span> c<text:span text:style-name="T6">)</text:span></text:p>
      <text:p text:style-name="P29"><text:s text:c="20"/><text:span text:style-name="T10">printf</text:span> <text:span text:style-name="T6">("</text:span><text:span text:style-name="T19">Ο μεγαλύτερος είναι ο</text:span> %d <text:span text:style-name="T19">και εισήχθη 1ος και 2ος\</text:span><text:span text:style-name="T6">n",</text:span> a<text:span text:style-name="T6">);</text:span></text:p>
      <text:p text:style-name="P29"><text:s text:c="16"/><text:span text:style-name="T9">else</text:span></text:p>
      <text:p text:style-name="P29"><text:s text:c="20"/><text:span text:style-name="T10">printf</text:span> <text:span text:style-name="T6">("</text:span><text:span text:style-name="T19">Ο μεγαλύτερος είναι ο</text:span> %d <text:span text:style-name="T19">και εισήχθη 3ος</text:span><text:span text:style-name="T6">\n",</text:span> c<text:span text:style-name="T6">);</text:span></text:p>
      <text:p text:style-name="P29"><text:s text:c="8"/><text:span text:style-name="T9">else</text:span></text:p>
      <text:p text:style-name="P29"><text:s text:c="12"/><text:span text:style-name="T9">if</text:span> <text:span text:style-name="T6">(</text:span>b <text:span text:style-name="T6">&gt;</text:span> c<text:span text:style-name="T6">)</text:span></text:p>
      <text:p text:style-name="P29"><text:s text:c="16"/><text:span text:style-name="T10">printf</text:span> <text:span text:style-name="T6">("</text:span><text:span text:style-name="T19">Ο μεγαλύτερος είναι ο </text:span>%d<text:span text:style-name="T19"> και εισήχθη 2ος</text:span><text:span text:style-name="T6">\n",</text:span> b<text:span text:style-name="T6">);</text:span></text:p>
      <text:p text:style-name="P29"><text:s text:c="12"/><text:span text:style-name="T9">else</text:span></text:p>
      <text:p text:style-name="P29"><text:s text:c="16"/><text:span text:style-name="T9">if</text:span> <text:span text:style-name="T6">(</text:span>b <text:span text:style-name="T6">==</text:span> c<text:span text:style-name="T6">)</text:span></text:p>
      <text:p text:style-name="P29"><text:s text:c="20"/><text:span text:style-name="T10">printf</text:span> <text:span text:style-name="T6">("</text:span><text:span text:style-name="T19">Ο μεγαλύτερος είναι ο </text:span>%d <text:span text:style-name="T19">και εισήχθη 2ος και 3ος</text:span><text:span text:style-name="T6">\n",</text:span> a<text:span text:style-name="T6">);</text:span></text:p>
      <text:p text:style-name="P29"><text:s text:c="16"/><text:span text:style-name="T9">else</text:span></text:p>
      <text:p text:style-name="P29"><text:soft-page-break/><text:s text:c="20"/><text:span text:style-name="T10">printf</text:span> <text:span text:style-name="T6">("</text:span><text:span text:style-name="T19">Ο μεγαλύτερος είναι ο</text:span> %d <text:span text:style-name="T19">και εισήχθη 3ος</text:span><text:span text:style-name="T6">\n",</text:span> c<text:span text:style-name="T6">);</text:span></text:p>
      <text:p text:style-name="P29"><text:s text:c="4"/><text:span text:style-name="T9">return</text:span> <text:span text:style-name="T18">32</text:span><text:span text:style-name="T6">;</text:span></text:p>
      <text:p text:style-name="P31">}</text:p>
      <text:p text:style-name="P31"/>
      <text:p text:style-name="P31"/>
      <text:p text:style-name="P23"><text:span text:style-name="T1">if</text:span><text:span text:style-name="T5">1</text:span><text:span text:style-name="T1">.c</text:span> – Μελέτη λειτουργίας</text:p>
      <text:p text:style-name="P27"/>
      <text:p text:style-name="P27"/>
      <text:p text:style-name="P34">Το πρόγραμμα αυτό, όπως και το <text:span text:style-name="T11">if.c</text:span><text:span text:style-name="T16">, </text:span><text:span text:style-name="T21">βρίσκει τον μέγιστο ακέραιο αριθμό που δίνεται από το πληκτρολόγιο, καθώς και την σειρά με την οποία εισήχθη. Η διαφορά όμως αυτού του προγράμματος με το προηγούμενο </text:span><text:span text:style-name="T35">είναι οτι δεν χρησιμοποιείται κάποια επιπλέον μεταβλητή </text:span><text:span text:style-name="T14">Max</text:span><text:span text:style-name="T35"> για να βρεθεί ο μέγιστος αριθμός, αλλά μέσω </text:span><text:span text:style-name="T15">nested if-else</text:span><text:span text:style-name="T36"> εντολών, το πρόγραμμα ελέγχει όλους τις πιθανους συνδυασμούς συγκρίσεων αριθμών, και έτσι, </text:span><text:span text:style-name="T37">αν και με περισσότερες εντολές και </text:span><text:span text:style-name="T57">μεγαλύτερη</text:span><text:span text:style-name="T37"> πολυπλοκότητα</text:span><text:span text:style-name="T36">, βρίσκεται και ο μέγιστος αριθμός και η σειρά εισαγωγής του.</text:span></text:p>
      <text:p text:style-name="P13"/>
      <text:p text:style-name="P8">Ερώτημα 2 (δεύτερο μέρος)</text:p>
      <text:p text:style-name="P8"/>
      <text:p text:style-name="P8"/>
      <text:p text:style-name="P24">switch.c</text:p>
      <text:p text:style-name="P12"/>
      <text:p text:style-name="P12"/>
      <text:p text:style-name="P29"><text:span text:style-name="T6">#</text:span><text:span text:style-name="T9">include</text:span> <text:span text:style-name="T6">&lt;</text:span><text:span text:style-name="T19">stdio.h</text:span><text:span text:style-name="T6">&gt;</text:span></text:p>
      <text:p text:style-name="P29"><text:span text:style-name="T6">#</text:span><text:span text:style-name="T9">define</text:span> <text:span text:style-name="T10">t</text:span> <text:span text:style-name="T18">6</text:span></text:p>
      <text:p text:style-name="P29"/>
      <text:p text:style-name="P29"><text:span text:style-name="T9">int</text:span> <text:span text:style-name="T10">main</text:span> <text:span text:style-name="T6">()</text:span></text:p>
      <text:p text:style-name="P31">{</text:p>
      <text:p text:style-name="P29"><text:s text:c="4"/><text:span text:style-name="T9">int</text:span> i <text:span text:style-name="T6">=</text:span> <text:span text:style-name="T18">7</text:span><text:span text:style-name="T6">;</text:span></text:p>
      <text:p text:style-name="P29"><text:s text:c="4"/><text:span text:style-name="T9">switch</text:span> <text:span text:style-name="T6">(</text:span>i<text:span text:style-name="T6">)</text:span></text:p>
      <text:p text:style-name="P29"><text:s text:c="4"/><text:span text:style-name="T6">{</text:span></text:p>
      <text:p text:style-name="P29"><text:s text:c="8"/><text:span text:style-name="T9">case</text:span> <text:span text:style-name="T18">3</text:span><text:span text:style-name="T6">:</text:span> <text:span text:style-name="T10">printf</text:span> <text:span text:style-name="T6">("</text:span><text:span text:style-name="T19">3</text:span><text:span text:style-name="T6">\n");</text:span> </text:p>
      <text:p text:style-name="P29"><text:s text:c="8"/><text:span text:style-name="T9">case</text:span> <text:span text:style-name="T18">5</text:span><text:span text:style-name="T6">:</text:span> <text:span text:style-name="T10">printf</text:span> <text:span text:style-name="T6">("</text:span><text:span text:style-name="T19">5</text:span><text:span text:style-name="T6">\n");</text:span> <text:span text:style-name="T9">break</text:span><text:span text:style-name="T6">;</text:span></text:p>
      <text:p text:style-name="P29"><text:s text:c="8"/><text:span text:style-name="T9">case</text:span> <text:span text:style-name="T18">3</text:span> <text:span text:style-name="T6">+</text:span> <text:span text:style-name="T18">4</text:span><text:span text:style-name="T6">:</text:span> <text:span text:style-name="T10">printf</text:span> <text:span text:style-name="T6">("</text:span><text:span text:style-name="T19">7</text:span><text:span text:style-name="T6">\n")</text:span>;</text:p>
      <text:p text:style-name="P29"><text:s text:c="8"/><text:span text:style-name="T9">default</text:span><text:span text:style-name="T6">:</text:span> <text:span text:style-name="T10">printf</text:span> <text:span text:style-name="T6">("</text:span><text:span text:style-name="T19">default</text:span><text:span text:style-name="T6">\n");</text:span></text:p>
      <text:p text:style-name="P29"><text:s text:c="8"/><text:span text:style-name="T9">case</text:span> <text:span text:style-name="T18">1</text:span><text:span text:style-name="T6">:</text:span> <text:span text:style-name="T10">printf</text:span> <text:span text:style-name="T6">("</text:span><text:span text:style-name="T19">1</text:span><text:span text:style-name="T6">\n");</text:span> <text:span text:style-name="T9">break</text:span><text:span text:style-name="T6">;</text:span></text:p>
      <text:p text:style-name="P29"><text:s text:c="8"/><text:span text:style-name="T9">case</text:span> <text:span text:style-name="T10">t</text:span><text:span text:style-name="T6">:</text:span> <text:span text:style-name="T10">printf</text:span> <text:span text:style-name="T6">("</text:span><text:span text:style-name="T19">t</text:span><text:span text:style-name="T6">\n");</text:span></text:p>
      <text:p text:style-name="P29"><text:s text:c="4"/><text:span text:style-name="T6">}</text:span></text:p>
      <text:p text:style-name="P31">}</text:p>
      <text:p text:style-name="P13"/>
      <text:p text:style-name="P13"/>
      <text:p text:style-name="P25"/>
      <text:p text:style-name="P25"/>
      <text:p text:style-name="P25"/>
      <text:p text:style-name="P25"/>
      <text:p text:style-name="P23"><text:soft-page-break/><text:span text:style-name="T4">switch.</text:span><text:span text:style-name="T1">c</text:span> – Μελέτη λειτουργίας</text:p>
      <text:p text:style-name="P27"/>
      <text:p text:style-name="P27"/>
      <text:p text:style-name="P35">Το πρόγραμμα έχει ως στόχο την εύρεση του αριθμού <text:span text:style-name="T11">i</text:span>. Προκειμένου να πραγματοποιηθεί αυτή η λειτουργία, χρησιμοποιείται η εντολή <text:span text:style-name="T11">switch</text:span>, η οποία ελέγχει αν ο αριθμός <text:span text:style-name="T11">i</text:span><text:span text:style-name="T17"> </text:span>αντιστοιχίζεται με κάποιο<text:span text:style-name="T58">ν</text:span> από τ<text:span text:style-name="T58">ις τιμές των</text:span> <text:span text:style-name="T11">cases</text:span> που υπάρχ<text:span text:style-name="T58">ουν</text:span> μέσα στην εντολή. Σε περίπτωση που τελικά ο <text:span text:style-name="T11">i</text:span><text:span text:style-name="T17"> </text:span>αντιστοιχίζεται με κάποιον από τους αριθμούς της <text:span text:style-name="T11">switch</text:span>, εμφανίζεται στην οθόνη ποιός ήταν αυτός ο αριθμός. Στην προκειμένη περίπτωση, η τιμή του <text:span text:style-name="T11">i</text:span><text:span text:style-name="T17"> </text:span>(7) έχει δωθεί ήδη μέσα στο πρόγραμμα, οπότε στην οθόνη θα εμφανιστεί “7”, εφόσον το <text:span text:style-name="T11">case 3 + 4</text:span> ελέγχει αν ο αριθμός είναι 7.</text:p>
      <text:p text:style-name="P35"/>
      <text:p text:style-name="P8">Ερώτημα 2 (τρίτο μέρος)</text:p>
      <text:p text:style-name="P8"/>
      <text:p text:style-name="P8"/>
      <text:p text:style-name="P21"><text:span text:style-name="T1">quadratic-</text:span><text:span text:style-name="T3">e</text:span><text:span text:style-name="T1">quation.c</text:span> – Άσκηση 3</text:p>
      <text:p text:style-name="P12"/>
      <text:p text:style-name="P12"/>
      <text:p text:style-name="P29"><text:span text:style-name="T6">#</text:span><text:span text:style-name="T9">include</text:span> <text:span text:style-name="T6">&lt;</text:span><text:span text:style-name="T19">stdio.h</text:span><text:span text:style-name="T6">&gt;</text:span></text:p>
      <text:p text:style-name="P29"><text:span text:style-name="T6">#</text:span><text:span text:style-name="T9">include</text:span> <text:span text:style-name="T6">&lt;</text:span><text:span text:style-name="T19">math.h</text:span><text:span text:style-name="T6">&gt;</text:span></text:p>
      <text:p text:style-name="P29"/>
      <text:p text:style-name="P29"/>
      <text:p text:style-name="P29"><text:span text:style-name="T9">void</text:span> <text:span text:style-name="T10">linearEquation</text:span><text:span text:style-name="T6">();</text:span></text:p>
      <text:p text:style-name="P29"><text:span text:style-name="T9">void</text:span> <text:span text:style-name="T10">quadraticEquation</text:span><text:span text:style-name="T6">();</text:span></text:p>
      <text:p text:style-name="P29"/>
      <text:p text:style-name="P29"/>
      <text:p text:style-name="P29"><text:span text:style-name="T9">int</text:span> <text:span text:style-name="T10">main</text:span><text:span text:style-name="T6">(</text:span><text:span text:style-name="T9">int</text:span> <text:span text:style-name="T18">argc</text:span><text:span text:style-name="T6">,</text:span> <text:span text:style-name="T9">char</text:span> <text:span text:style-name="T6">**</text:span><text:span text:style-name="T18">argv</text:span><text:span text:style-name="T6">)</text:span></text:p>
      <text:p text:style-name="P31">{</text:p>
      <text:p text:style-name="P29"><text:s text:c="4"/><text:span text:style-name="T9">double</text:span> a<text:span text:style-name="T6">,</text:span> b<text:span text:style-name="T6">,</text:span> c<text:span text:style-name="T6">;</text:span> </text:p>
      <text:p text:style-name="P29"/>
      <text:p text:style-name="P29"><text:s text:c="4"/><text:span text:style-name="T10">printf</text:span><text:span text:style-name="T6">("</text:span><text:span text:style-name="T19">a:</text:span> <text:span text:style-name="T6">");</text:span></text:p>
      <text:p text:style-name="P29"><text:s text:c="4"/><text:span text:style-name="T10">scanf</text:span><text:span text:style-name="T6">("</text:span>%lf<text:span text:style-name="T6">",</text:span> <text:span text:style-name="T6">&amp;</text:span>a<text:span text:style-name="T6">);</text:span></text:p>
      <text:p text:style-name="P29"><text:s text:c="4"/><text:span text:style-name="T10">printf</text:span><text:span text:style-name="T6">("</text:span><text:span text:style-name="T19">b:</text:span> <text:span text:style-name="T6">");</text:span></text:p>
      <text:p text:style-name="P29"><text:s text:c="4"/><text:span text:style-name="T10">scanf</text:span><text:span text:style-name="T6">("</text:span>%lf<text:span text:style-name="T6">",</text:span> <text:span text:style-name="T6">&amp;</text:span>b<text:span text:style-name="T6">);</text:span></text:p>
      <text:p text:style-name="P29"><text:s text:c="4"/><text:span text:style-name="T10">printf</text:span><text:span text:style-name="T6">("</text:span><text:span text:style-name="T19">c:</text:span> <text:span text:style-name="T6">");</text:span></text:p>
      <text:p text:style-name="P29"><text:s text:c="4"/><text:span text:style-name="T10">scanf</text:span><text:span text:style-name="T6">("</text:span>%lf<text:span text:style-name="T6">", &amp;</text:span>c<text:span text:style-name="T6">);</text:span></text:p>
      <text:p text:style-name="P29"/>
      <text:p text:style-name="P29"><text:s text:c="4"/><text:span text:style-name="T9">if</text:span> <text:span text:style-name="T6">(</text:span>a <text:span text:style-name="T6">!=</text:span> <text:span text:style-name="T18">0</text:span><text:span text:style-name="T6">)</text:span></text:p>
      <text:p text:style-name="P29"><text:s text:c="8"/><text:span text:style-name="T10">quadraticEquation</text:span><text:span text:style-name="T6">(</text:span>a<text:span text:style-name="T6">,</text:span> b<text:span text:style-name="T6">,</text:span> c<text:span text:style-name="T6">);</text:span></text:p>
      <text:p text:style-name="P29"><text:s text:c="4"/><text:span text:style-name="T9">else</text:span></text:p>
      <text:p text:style-name="P29"><text:s text:c="8"/><text:span text:style-name="T10">linearEquation</text:span><text:span text:style-name="T6">(</text:span>b<text:span text:style-name="T6">,</text:span> c<text:span text:style-name="T6">);</text:span></text:p>
      <text:p text:style-name="P29"><text:s text:c="4"/></text:p>
      <text:p text:style-name="P29"><text:s text:c="4"/><text:span text:style-name="T9">return</text:span> <text:span text:style-name="T18">0</text:span><text:span text:style-name="T6">;</text:span></text:p>
      <text:p text:style-name="P31">}</text:p>
      <text:p text:style-name="P29"/>
      <text:p text:style-name="P29"/>
      <text:p text:style-name="P36"/>
      <text:p text:style-name="P29"><text:soft-page-break/><text:span text:style-name="T9">void</text:span> <text:span text:style-name="T10">linearEquation</text:span><text:span text:style-name="T6">(</text:span><text:span text:style-name="T9">double</text:span> <text:span text:style-name="T18">b</text:span><text:span text:style-name="T6">,</text:span> <text:span text:style-name="T9">double</text:span> <text:span text:style-name="T18">c</text:span><text:span text:style-name="T6">)</text:span></text:p>
      <text:p text:style-name="P31">{</text:p>
      <text:p text:style-name="P29"><text:s text:c="4"/><text:span text:style-name="T9">double</text:span> x<text:span text:style-name="T6">;</text:span></text:p>
      <text:p text:style-name="P29"/>
      <text:p text:style-name="P29"><text:s text:c="4"/><text:span text:style-name="T9">if</text:span> <text:span text:style-name="T6">(</text:span><text:span text:style-name="T18">b</text:span> <text:span text:style-name="T6">!=</text:span> <text:span text:style-name="T18">0</text:span><text:span text:style-name="T6">)</text:span></text:p>
      <text:p text:style-name="P29"><text:s text:c="4"/><text:span text:style-name="T6">{</text:span></text:p>
      <text:p text:style-name="P29"><text:s text:c="8"/>x <text:span text:style-name="T6">=</text:span> <text:span text:style-name="T6">-</text:span><text:span text:style-name="T18">c</text:span> <text:span text:style-name="T6">/</text:span> <text:span text:style-name="T18">b</text:span><text:span text:style-name="T6">;</text:span></text:p>
      <text:p text:style-name="P29"><text:s text:c="8"/><text:span text:style-name="T10">printf</text:span><text:span text:style-name="T6">("</text:span><text:span text:style-name="T19">x =</text:span> %.2lf<text:span text:style-name="T6">\n",</text:span> x<text:span text:style-name="T6">);</text:span></text:p>
      <text:p text:style-name="P29"><text:s text:c="4"/><text:span text:style-name="T6">}</text:span></text:p>
      <text:p text:style-name="P29"><text:s text:c="4"/><text:span text:style-name="T9">else</text:span></text:p>
      <text:p text:style-name="P29"><text:s text:c="8"/><text:span text:style-name="T10">printf</text:span><text:span text:style-name="T6">("</text:span><text:span text:style-name="T19">Infinite solutions.</text:span><text:span text:style-name="T6">\n");</text:span></text:p>
      <text:p text:style-name="P31">}</text:p>
      <text:p text:style-name="P29"/>
      <text:p text:style-name="P29"/>
      <text:p text:style-name="P29"><text:span text:style-name="T9">void</text:span> <text:span text:style-name="T10">quadraticEquation</text:span><text:span text:style-name="T6">(</text:span><text:span text:style-name="T9">double</text:span> <text:span text:style-name="T18">a</text:span><text:span text:style-name="T6">,</text:span> <text:span text:style-name="T9">double</text:span> <text:span text:style-name="T18">b</text:span><text:span text:style-name="T6">,</text:span> <text:span text:style-name="T9">double</text:span> <text:span text:style-name="T18">c</text:span><text:span text:style-name="T6">)</text:span></text:p>
      <text:p text:style-name="P31">{</text:p>
      <text:p text:style-name="P29"><text:s text:c="4"/><text:span text:style-name="T9">double</text:span> x<text:span text:style-name="T6">,</text:span> x1<text:span text:style-name="T6">,</text:span> x2<text:span text:style-name="T6">,</text:span> D <text:span text:style-name="T6">=</text:span> <text:span text:style-name="T10">pow</text:span><text:span text:style-name="T6">(</text:span><text:span text:style-name="T18">b</text:span><text:span text:style-name="T6">,</text:span> <text:span text:style-name="T18">2</text:span><text:span text:style-name="T6">)</text:span> <text:span text:style-name="T6">-</text:span> <text:span text:style-name="T18">4</text:span><text:span text:style-name="T6">*(</text:span><text:span text:style-name="T18">a</text:span><text:span text:style-name="T6">*</text:span><text:span text:style-name="T18">c</text:span><text:span text:style-name="T6">);</text:span></text:p>
      <text:p text:style-name="P29"/>
      <text:p text:style-name="P29"><text:s text:c="4"/><text:span text:style-name="T9">if</text:span> <text:span text:style-name="T6">(</text:span>D <text:span text:style-name="T6">&gt;</text:span> <text:span text:style-name="T18">0</text:span><text:span text:style-name="T6">)</text:span></text:p>
      <text:p text:style-name="P29"><text:s text:c="4"/><text:span text:style-name="T6">{</text:span></text:p>
      <text:p text:style-name="P29"><text:s text:c="8"/>x1 <text:span text:style-name="T6">= (-</text:span><text:span text:style-name="T18">b</text:span> <text:span text:style-name="T6">+</text:span> <text:span text:style-name="T10">sqrt</text:span><text:span text:style-name="T6">(</text:span>D<text:span text:style-name="T6">)) / (</text:span><text:span text:style-name="T18">2</text:span><text:span text:style-name="T6">*</text:span><text:span text:style-name="T18">a</text:span><text:span text:style-name="T6">);</text:span></text:p>
      <text:p text:style-name="P29"><text:s text:c="8"/>x2 <text:span text:style-name="T6">= (-</text:span><text:span text:style-name="T18">b</text:span> <text:span text:style-name="T6">-</text:span> <text:span text:style-name="T10">sqrt</text:span><text:span text:style-name="T6">(</text:span>D<text:span text:style-name="T6">)) / (</text:span><text:span text:style-name="T18">2</text:span><text:span text:style-name="T6">*</text:span><text:span text:style-name="T18">a</text:span><text:span text:style-name="T6">);</text:span></text:p>
      <text:p text:style-name="P29"><text:s text:c="8"/><text:span text:style-name="T10">printf</text:span><text:span text:style-name="T6">("</text:span><text:span text:style-name="T19">x1 =</text:span> %.2lf<text:span text:style-name="T6">\n</text:span><text:span text:style-name="T19">x2 =</text:span> %.2lf<text:span text:style-name="T6">\n",</text:span> x1<text:span text:style-name="T6">,</text:span> x2<text:span text:style-name="T6">);</text:span></text:p>
      <text:p text:style-name="P29"><text:s text:c="4"/><text:span text:style-name="T6">}</text:span></text:p>
      <text:p text:style-name="P29"><text:s text:c="4"/><text:span text:style-name="T9">else</text:span> <text:span text:style-name="T9">if</text:span> <text:span text:style-name="T6">(</text:span>D <text:span text:style-name="T6">==</text:span><text:span text:style-name="T18"> 0</text:span><text:span text:style-name="T6">)</text:span></text:p>
      <text:p text:style-name="P29"><text:s text:c="4"/><text:span text:style-name="T6">{</text:span></text:p>
      <text:p text:style-name="P29"><text:s text:c="8"/><text:span text:style-name="T6">x = (-</text:span><text:span text:style-name="T18">b</text:span><text:span text:style-name="T6">) / (</text:span><text:span text:style-name="T18">2</text:span><text:span text:style-name="T6">*</text:span><text:span text:style-name="T18">a</text:span><text:span text:style-name="T6">);</text:span></text:p>
      <text:p text:style-name="P29"><text:s text:c="8"/><text:span text:style-name="T10">printf</text:span><text:span text:style-name="T6">("</text:span><text:span text:style-name="T19">x = </text:span>%.2lf<text:span text:style-name="T6">\n",</text:span> x<text:span text:style-name="T6">);</text:span></text:p>
      <text:p text:style-name="P29"><text:s text:c="4"/><text:span text:style-name="T6">}</text:span></text:p>
      <text:p text:style-name="P29"><text:s text:c="4"/><text:span text:style-name="T9">else</text:span></text:p>
      <text:p text:style-name="P29"><text:s text:c="4"/><text:span text:style-name="T6">{</text:span></text:p>
      <text:p text:style-name="P29"><text:s text:c="8"/><text:span text:style-name="T10">printf</text:span><text:span text:style-name="T6">("</text:span><text:span text:style-name="T19">There are no solutions.</text:span><text:span text:style-name="T6">\n");</text:span></text:p>
      <text:p text:style-name="P29"><text:s text:c="4"/><text:span text:style-name="T6">}</text:span></text:p>
      <text:p text:style-name="P31">}</text:p>
      <text:p text:style-name="P13"/>
      <text:p text:style-name="P8">Ερώτημα 3 (πρώτο μέρος)</text:p>
      <text:p text:style-name="P8"/>
      <text:p text:style-name="P8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Περιγραφή υλοποίησης άσκησης 3</text:p>
      <text:p text:style-name="P12"/>
      <text:p text:style-name="P12"/>
      <text:list xml:id="list3917009133" text:style-name="L1">
        <text:list-item>
          <text:p text:style-name="P40">Μεταβλητές:</text:p>
          <text:p text:style-name="P41"/>
          <text:p text:style-name="P41"><text:span text:style-name="T11">a</text:span>: Πρώτος όρος (<text:span text:style-name="T20">a</text:span>x² + bx + c)</text:p>
          <text:p text:style-name="P41"><text:span text:style-name="T11">b</text:span>: Δεύτερος όρος <text:span text:style-name="T38">(</text:span><text:span text:style-name="T39">a</text:span><text:span text:style-name="T38">x² + </text:span><text:span text:style-name="T20">b</text:span><text:span text:style-name="T38">x + c)</text:span></text:p>
          <text:p text:style-name="P41"><text:span text:style-name="T11">c</text:span>: Τρίτος όρος <text:span text:style-name="T38">(</text:span><text:span text:style-name="T39">a</text:span><text:span text:style-name="T38">x² + bx + </text:span><text:span text:style-name="T20">c</text:span><text:span text:style-name="T38">)</text:span></text:p>
          <text:p text:style-name="P41"><text:span text:style-name="T11">x</text:span>: Λύση εξίσωσης όταν υπάρχει 1 ρίζα</text:p>
          <text:p text:style-name="P41"><text:span text:style-name="T11">x1</text:span>: Λύση 1 όταν υπάρχουν 2 ρίζες</text:p>
          <text:p text:style-name="P41"><text:span text:style-name="T11">x2</text:span>: Λύση 2 όταν υπάρχουν 2 ρίζες</text:p>
          <text:p text:style-name="P41"><text:span text:style-name="T11">D</text:span>: Διακρίνουσα</text:p>
          <text:p text:style-name="P41"/>
        </text:list-item>
        <text:list-item>
          <text:p text:style-name="P40">Λειτουργία του προγράμματος:</text:p>
          <text:p text:style-name="P43"/>
          <text:p text:style-name="P46"><text:span text:style-name="T22">Αρχικά διάβαζει τους 3 όρους της δευτεροβάθμιας εξίσωσης και στην συνέχεια ελέγχει αν </text:span><text:span text:style-name="T27">a</text:span><text:span text:style-name="T29"> </text:span><text:span text:style-name="T30">≠ </text:span><text:span text:style-name="T31">0</text:span><text:span text:style-name="T33"> ωστέ να κρίνει αν η εξίσωση είναι δευτεροβάθμια ή αν τελικά είναι πρωτοβάθμια – </text:span><text:span text:style-name="T34">α</text:span><text:span text:style-name="T33">ν </text:span><text:span text:style-name="T31">a = 0</text:span><text:span text:style-name="T24">,</text:span><text:span text:style-name="T33"> τότε καλεί την συνάρτηση για την λύση πρωτοβάθμιας εξίσωσης, και αν </text:span><text:span text:style-name="T31">a ≠ 0</text:span><text:span text:style-name="T24">, καλεί την συνάρτηση για την λύση δευτεροβάθμιας εξίσωσης.</text:span></text:p>
          <text:p text:style-name="P45"/>
          <text:p text:style-name="P47"><text:span text:style-name="T23">Στην συνάρτηση πρωτοβάθμιας εξίσωσης, το πρόγραμμα ελέγχει αν </text:span><text:span text:style-name="T26">b</text:span><text:span text:style-name="T28"> </text:span><text:span text:style-name="T30">≠ 0</text:span><text:span text:style-name="T23">, ωστέ να προχωρήσει και να βρει το x, ή να εμφανίσει στην οθόνη οτι υπάρχουν άπειρες ρίζες.</text:span></text:p>
          <text:p text:style-name="P45"/>
          <text:p text:style-name="P47"><text:span text:style-name="T23">Στην συνάρτηση δευτεροβάθμιας εξίσωσης, το πρόγραμμα </text:span><text:span text:style-name="T25">υπολογίζει την διακρίνουσα, και εξετάζει τις 3 περιπτώσεις που μπορεί να προκύψουν (</text:span><text:span text:style-name="T32">D &gt; 0</text:span><text:span text:style-name="T25">, D = 0 και </text:span><text:span text:style-name="T32">D &lt; 0</text:span><text:span text:style-name="T25">), και στην συνέχεια κάνει τις κατάλληλες πράξεις.</text:span></text:p>
        </text:list-item>
      </text:list>
      <text:p text:style-name="P13"/>
      <text:p text:style-name="P8">Ερώτημα 3 (δεύτερο μέρος)</text:p>
      <text:p text:style-name="P14"/>
      <text:p text:style-name="P1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1"><text:soft-page-break/><text:span text:style-name="T1">int-</text:span><text:span text:style-name="T3">c</text:span><text:span text:style-name="T1">ompar</text:span><text:span text:style-name="T2">ison</text:span><text:span text:style-name="T1">.c</text:span> – Άσκηση 4</text:p>
      <text:p text:style-name="P12"/>
      <text:p text:style-name="P12"/>
      <text:p text:style-name="P29"><text:span text:style-name="T6">#</text:span><text:span text:style-name="T9">include</text:span> <text:span text:style-name="T6">&lt;</text:span><text:span text:style-name="T19">stdio.h</text:span><text:span text:style-name="T6">&gt;</text:span></text:p>
      <text:p text:style-name="P29"/>
      <text:p text:style-name="P30"><text:span text:style-name="T9">int</text:span> <text:span text:style-name="T10">main</text:span><text:span text:style-name="T6">(</text:span><text:span text:style-name="T9">int</text:span><text:span text:style-name="T6"> </text:span><text:span text:style-name="T18">argc</text:span><text:span text:style-name="T6">, </text:span><text:span text:style-name="T9">char</text:span><text:span text:style-name="T6"> **</text:span><text:span text:style-name="T18">argv</text:span><text:span text:style-name="T6">)</text:span></text:p>
      <text:p text:style-name="P31">{</text:p>
      <text:p text:style-name="P29"><text:s text:c="4"/><text:span text:style-name="T9">int</text:span> intArr<text:span text:style-name="T6">[</text:span><text:span text:style-name="T18">3</text:span><text:span text:style-name="T6">], </text:span><text:span text:style-name="T47">maxInt</text:span><text:span text:style-name="T8">, </text:span><text:span text:style-name="T46">index</text:span><text:span text:style-name="T6">;</text:span></text:p>
      <text:p text:style-name="P29"/>
      <text:p text:style-name="P29"><text:s text:c="4"/><text:span text:style-name="T10">printf</text:span><text:span text:style-name="T6">("</text:span><text:span text:style-name="T19">Integer 1:</text:span> <text:span text:style-name="T6">");</text:span></text:p>
      <text:p text:style-name="P29"><text:s text:c="4"/><text:span text:style-name="T10">scanf</text:span><text:span text:style-name="T6">("</text:span>%d<text:span text:style-name="T6">",</text:span> <text:span text:style-name="T6">&amp;</text:span>intArr<text:span text:style-name="T6">[</text:span><text:span text:style-name="T18">0</text:span><text:span text:style-name="T6">]);</text:span></text:p>
      <text:p text:style-name="P29"/>
      <text:p text:style-name="P29"><text:s text:c="4"/><text:span text:style-name="T10">printf</text:span><text:span text:style-name="T6">("</text:span><text:span text:style-name="T19">Integer 2:</text:span> <text:span text:style-name="T6">");</text:span></text:p>
      <text:p text:style-name="P29"><text:s text:c="4"/><text:span text:style-name="T10">scanf</text:span><text:span text:style-name="T6">("</text:span>%d<text:span text:style-name="T6">", &amp;</text:span>intArr<text:span text:style-name="T6">[</text:span><text:span text:style-name="T18">1</text:span><text:span text:style-name="T6">]);</text:span></text:p>
      <text:p text:style-name="P29"/>
      <text:p text:style-name="P29"><text:s text:c="4"/><text:span text:style-name="T10">printf</text:span><text:span text:style-name="T6">("</text:span><text:span text:style-name="T19">Integer 3:</text:span> <text:span text:style-name="T6">");</text:span></text:p>
      <text:p text:style-name="P29"><text:s text:c="4"/><text:span text:style-name="T10">scanf</text:span><text:span text:style-name="T6">("</text:span>%d<text:span text:style-name="T6">", &amp;</text:span>intArr<text:span text:style-name="T6">[</text:span><text:span text:style-name="T18">2</text:span><text:span text:style-name="T6">]);</text:span></text:p>
      <text:p text:style-name="P29"/>
      <text:p text:style-name="P29"/>
      <text:p text:style-name="P29"><text:s text:c="4"/><text:span text:style-name="T38">maxInt </text:span><text:span text:style-name="T6">= (</text:span><text:span text:style-name="T38">intArr</text:span><text:span text:style-name="T6">[</text:span><text:span text:style-name="T18">0</text:span><text:span text:style-name="T6">] &gt;</text:span><text:span text:style-name="T38"> intArr</text:span><text:span text:style-name="T6">[</text:span><text:span text:style-name="T18">1</text:span><text:span text:style-name="T6">]) ? ((</text:span><text:span text:style-name="T38">intArr</text:span><text:span text:style-name="T6">[</text:span><text:span text:style-name="T18">0</text:span><text:span text:style-name="T6">] &gt;</text:span><text:span text:style-name="T38"> intArr</text:span><text:span text:style-name="T6">[</text:span><text:span text:style-name="T18">2</text:span><text:span text:style-name="T6">]) ? </text:span><text:span text:style-name="T38">intArr</text:span><text:span text:style-name="T6">[</text:span><text:span text:style-name="T18">0</text:span><text:span text:style-name="T6">] :</text:span><text:span text:style-name="T38"> intArr</text:span><text:span text:style-name="T6">[</text:span><text:span text:style-name="T18">2</text:span><text:span text:style-name="T6">]) : ((</text:span><text:span text:style-name="T38">intArr</text:span><text:span text:style-name="T6">[</text:span><text:span text:style-name="T18">1</text:span><text:span text:style-name="T6">] &gt;</text:span><text:span text:style-name="T38"> intArr</text:span><text:span text:style-name="T6">[</text:span><text:span text:style-name="T18">2</text:span><text:span text:style-name="T6">]) ?</text:span><text:span text:style-name="T38"> intArr</text:span><text:span text:style-name="T6">[</text:span><text:span text:style-name="T18">1</text:span><text:span text:style-name="T6">] :</text:span><text:span text:style-name="T38"> intArr</text:span><text:span text:style-name="T6">[</text:span><text:span text:style-name="T18">2</text:span><text:span text:style-name="T6">]);</text:span></text:p>
      <text:p text:style-name="P31"/>
      <text:p text:style-name="P32"><text:s text:c="4"/>pos <text:span text:style-name="T6">= (</text:span>maxInt <text:span text:style-name="T6">==</text:span> intArr<text:span text:style-name="T6">[</text:span><text:span text:style-name="T18">0</text:span><text:span text:style-name="T6">]) ?</text:span> <text:span text:style-name="T18">1</text:span> <text:span text:style-name="T6">: ((</text:span>maxInt <text:span text:style-name="T6">==</text:span> intArr<text:span text:style-name="T6">[</text:span><text:span text:style-name="T18">1</text:span><text:span text:style-name="T6">]) ?</text:span> <text:span text:style-name="T18">2</text:span> <text:span text:style-name="T6">: (</text:span>maxInt <text:span text:style-name="T6">==</text:span> intArr<text:span text:style-name="T6">[</text:span><text:span text:style-name="T18">1</text:span><text:span text:style-name="T6">]) ? </text:span><text:span text:style-name="T18">3</text:span> <text:span text:style-name="T6">:</text:span> <text:span text:style-name="T18">4</text:span><text:span text:style-name="T6">);</text:span></text:p>
      <text:p text:style-name="P31"/>
      <text:p text:style-name="P32"><text:s text:c="4"/>printf<text:span text:style-name="T6">("</text:span><text:span text:style-name="T19">The biggest number is </text:span>%d<text:span text:style-name="T19"> in position</text:span> %d<text:span text:style-name="T19">.</text:span><text:span text:style-name="T6">\n",</text:span> maxInt<text:span text:style-name="T6">,</text:span> <text:span text:style-name="T49">index</text:span><text:span text:style-name="T6">);</text:span></text:p>
      <text:p text:style-name="P31"/>
      <text:p text:style-name="P29"/>
      <text:p text:style-name="P29"><text:s text:c="4"/><text:span text:style-name="T9">return</text:span> <text:span text:style-name="T18">0</text:span><text:span text:style-name="T6">;</text:span></text:p>
      <text:p text:style-name="P31">}</text:p>
      <text:p text:style-name="P13"/>
      <text:p text:style-name="P10">Ερώτημα 4 (πρώτο μέρος)</text:p>
      <text:p text:style-name="P10"/>
      <text:p text:style-name="P1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Περιγραφή υλοποίησης άσκησης 4</text:p>
      <text:p text:style-name="P15"/>
      <text:p text:style-name="P12"/>
      <text:list xml:id="list222702488621626" text:continue-numbering="true" text:style-name="L1">
        <text:list-item>
          <text:p text:style-name="P40">Μεταβλητές:</text:p>
          <text:p text:style-name="P41"/>
          <text:p text:style-name="P41"><text:span text:style-name="T11">intArr[3]</text:span>: Array που <text:span text:style-name="T48">καταχωρούνται</text:span> οι 3 ακέραιοι</text:p>
          <text:p text:style-name="P42"><text:span text:style-name="T11">maxInt</text:span>: <text:span text:style-name="T54">Μεγαλύτερος</text:span> ακέραιος</text:p>
          <text:p text:style-name="P42"><text:span text:style-name="T11">index</text:span>: Θέση <text:span text:style-name="T54">μεγαλύτερο</text:span> ακεραίου στον πίνακα / σειρά εισαγωγής</text:p>
          <text:p text:style-name="P41"/>
        </text:list-item>
        <text:list-item>
          <text:p text:style-name="P40">Λειτουργία του προγράμματος:</text:p>
          <text:p text:style-name="P43"/>
          <text:p text:style-name="P44">Αρχικά διαβάζει και καταχωρεί στον πίνακα τους 3 ακέραιους, και στην συνέχεια συγκρίνει ποιος από τους 3 είναι ο μεγαλύτερος. Συγκρίνει τον 1ο με τον 2ο ακέραιο, και αν ο 1ος είναι μεγαλύτερος, τότε τον συγκρίνει με τον 3ο ακέραιο – <text:span text:style-name="T49">αν ο 1ος παραμένει μεγαλύτερος, καταχωρεί την τιμή του στην μεταβλητή </text:span><text:span text:style-name="T13">maxInt</text:span><text:span text:style-name="T49">, αλλιώς της καταχωρεί την μεταβλητή του 3ου ακεραίου</text:span>. Αν στην πρώτη σύγκριση <text:span text:style-name="T38">(</text:span><text:span text:style-name="T12">intArr[0] &gt; intArr[1]</text:span><text:span text:style-name="T40">)</text:span><text:span text:style-name="T7"> </text:span>ο 2ος ακέραιος είναι <text:span text:style-name="T49">ο </text:span>μεγαλύτερος, τότε τον συγκρίνει με τον 3ο ακέραιο, <text:span text:style-name="T49">και αν ο 2ος παραμένει μεγαλύτερος, καταχωρεί την τιμή του στην </text:span><text:span text:style-name="T13">maxInt</text:span><text:span text:style-name="T49">, αλλιώς της καταχωρεί την τιμή του 3ου. Τέλος εμφανίζει τον μεγαλύτερο ακέραιο και την σειρά με την οποία εισήχθη.</text:span></text:p>
        </text:list-item>
      </text:list>
      <text:p text:style-name="P16"/>
      <text:p text:style-name="P10">Ερώτημα 4 (δεύτερο μέρος)</text:p>
      <text:p text:style-name="P11"/>
      <text:p text:style-name="P11"/>
      <text:p text:style-name="P20">Πηγές</text:p>
      <text:p text:style-name="P28"/>
      <text:p text:style-name="P28"/>
      <text:list xml:id="list3038567399" text:style-name="L2">
        <text:list-item>
          <text:p text:style-name="P49"><text:span text:style-name="T51">C Programming Language – Brian W. Kernighan &amp; Dennis M. Ritchie</text:span></text:p>
        </text:list-item>
        <text:list-item>
          <text:p text:style-name="P48"><text:a xlink:type="simple" xlink:href="https://www.codingunit.com/c-tutorial-the-if-and-switch-statement" text:style-name="Internet_20_link" text:visited-style-name="Visited_20_Internet_20_Link"><text:span text:style-name="T53">The if and switch statement</text:span></text:a></text:p>
        </text:list-item>
      </text:list>
      <text:p text:style-name="P28"/>
      <text:p text:style-name="P28"/>
      <text:p text:style-name="P37"><text:span text:style-name="Internet_20_link"><text:span text:style-name="T50">Για την δημιουργία τις εργασίας χρησιμοποίηθηκαν</text:span></text:span></text:p>
      <text:p text:style-name="P37"/>
      <text:p text:style-name="P38"/>
      <text:list xml:id="list2982753483" text:style-name="WW8Num7">
        <text:list-item>
          <text:p text:style-name="P39"><text:span text:style-name="Internet_20_link"><text:span text:style-name="T41">Editors: </text:span></text:span><text:span text:style-name="Internet_20_link"><text:span text:style-name="T42">Visual Studio Code</text:span></text:span></text:p>
        </text:list-item>
        <text:list-item>
          <text:p text:style-name="P39"><text:span text:style-name="Internet_20_link"><text:span text:style-name="T41">Compiler:</text:span></text:span><text:span text:style-name="Internet_20_link"><text:span text:style-name="T42"> gcc</text:span></text:span></text:p>
        </text:list-item>
        <text:list-item>
          <text:p text:style-name="P39"><text:span text:style-name="Internet_20_link"><text:span text:style-name="T41">Συγγραφή:</text:span></text:span><text:span text:style-name="Internet_20_link"><text:span text:style-name="T42"> LibreOffice Writer</text:span></text:span></text:p>
        </text:list-item>
        <text:list-item>
          <text:p text:style-name="P39"><text:span text:style-name="Internet_20_link"><text:span text:style-name="T41">Γραμματοσειρές:</text:span></text:span><text:span text:style-name="Internet_20_link"><text:span text:style-name="T42"> Liberation Sans </text:span></text:span><text:span text:style-name="Internet_20_link"><text:span text:style-name="T43">για τα κείμενα</text:span></text:span><text:span text:style-name="Internet_20_link"><text:span text:style-name="T42"> και Liberation Mono </text:span></text:span><text:span text:style-name="Internet_20_link"><text:span text:style-name="T43">για τους κώδικες</text:span></text:span></text:p>
        </text:list-item>
        <text:list-item>
          <text:p text:style-name="P39"><text:span text:style-name="Internet_20_link"><text:span text:style-name="T44">Λειτουργικό σύστημα:</text:span></text:span><text:span text:style-name="Internet_20_link"><text:span text:style-name="T45"> Linux Mint Cinnamon 19.2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OpenSymbol1" svg:font-family="OpenSymbol, 'Arial Unicode MS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7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7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9T22:27:00.806134212</dc:date>
    <meta:editing-duration>PT2H39M45S</meta:editing-duration>
    <meta:editing-cycles>49</meta:editing-cycles>
    <meta:generator>LibreOffice/6.0.7.3$Linux_X86_64 LibreOffice_project/00m0$Build-3</meta:generator>
    <meta:document-statistic meta:table-count="0" meta:image-count="0" meta:object-count="0" meta:page-count="10" meta:paragraph-count="207" meta:word-count="1527" meta:character-count="9458" meta:non-whitespace-character-count="7369"/>
  </office:meta>
</office:document-meta>
</file>